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1.404cm"/>
    </style:style>
    <style:style style:name="Таблица2.B" style:family="table-column">
      <style:table-column-properties style:column-width="5.60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11.113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2.2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308cm"/>
    </style:style>
    <style:style style:name="Таблица4.B" style:family="table-column">
      <style:table-column-properties style:column-width="2.196cm"/>
    </style:style>
    <style:style style:name="Таблица4.C" style:family="table-column">
      <style:table-column-properties style:column-width="6.378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693cm" fo:margin-left="-0.191cm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Table1" style:family="table">
      <style:table-properties style:width="18.124cm" fo:margin-left="-1.10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398322" officeooo:paragraph-rsid="0039832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paragraph-rsid="008728e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normal" officeooo:rsid="0011a1c5" officeooo:paragraph-rsid="00398322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1a1c5" officeooo:paragraph-rsid="0039832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19df6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29b0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a1d0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950aa8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9b1af9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bold" officeooo:rsid="00398322" officeooo:paragraph-rsid="00398322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style:text-underline-style="none" fo:font-weight="normal" officeooo:rsid="005e33cb" officeooo:paragraph-rsid="00829b02" fo:background-color="transparent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ackground-color="transparent"/>
      <style:text-properties style:font-name="Times New Roman1" fo:font-size="14pt" officeooo:paragraph-rsid="00398322" style:font-size-asian="14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style:page-number="auto" fo:background-color="transparent"/>
      <style:text-properties style:font-name="Times New Roman1" fo:font-size="14pt" officeooo:paragraph-rsid="00775162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3d700d" officeooo:paragraph-rsid="003d700d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29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30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c5046"/>
    </style:style>
    <style:style style:name="P31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a73ca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98322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paragraph-rsid="004455c2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bc67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3f3d73" officeooo:paragraph-rsid="003f3d73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2c808" officeooo:paragraph-rsid="0042c808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65a49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2c808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455c2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b4b23" officeooo:paragraph-rsid="004b4b23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66de5d" officeooo:paragraph-rsid="0066de5d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e577b" officeooo:paragraph-rsid="004e577b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99ef3c" officeooo:paragraph-rsid="0099ef3c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0pt" style:text-underline-style="none" officeooo:rsid="005e9bcb" officeooo:paragraph-rsid="0074540d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660b33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995852" officeooo:paragraph-rsid="00995852" style:font-size-asian="12pt" style:font-weight-asian="normal" style:font-size-complex="12pt" style:font-weight-complex="normal"/>
    </style:style>
    <style:style style:name="P51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1" fo:font-size="14pt" fo:font-weight="bold" officeooo:rsid="0028eea5" officeooo:paragraph-rsid="0028eea5" style:font-name-asian="Noto Sans CJK SC" style:font-size-asian="14pt" style:font-weight-asian="bold" style:font-name-complex="FreeSans1" style:font-size-complex="14pt" style:font-weight-complex="bold"/>
    </style:style>
    <style:style style:name="P52" style:family="paragraph" style:parent-style-name="Contents_20_Heading">
      <style:paragraph-properties fo:margin-top="0cm" fo:margin-bottom="0cm" style:contextual-spacing="true" fo:line-height="150%"/>
      <style:text-properties style:font-name="Times New Roman1" fo:font-size="14pt" style:font-size-asian="14pt" style:font-size-complex="14pt"/>
    </style:style>
    <style:style style:name="P53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54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56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57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paragraph-rsid="003750ad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true" fo:text-align="center" style:justify-single-word="false"/>
      <style:text-properties style:font-name="Times New Roman1" fo:font-size="12pt" officeooo:paragraph-rsid="003750ad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98322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bc671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398322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42c808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rsid="003fc754" officeooo:paragraph-rsid="00407a49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b4b23" officeooo:paragraph-rsid="004b4b23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0pt" style:font-size-asian="10pt" style:font-size-complex="10pt"/>
    </style:style>
    <style:style style:name="P69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70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margin-top="0cm" fo:margin-bottom="0cm" style:contextual-spacing="true" fo:text-align="center" style:justify-single-word="false"/>
      <style:text-properties style:font-name="Times New Roman1" fo:font-size="12pt" officeooo:rsid="003750ad" officeooo:paragraph-rsid="003750ad" style:font-size-asian="12pt" style:font-size-complex="12pt"/>
    </style:style>
    <style:style style:name="P73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74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0pt" style:font-size-asian="10pt" style:font-size-complex="10pt"/>
    </style:style>
    <style:style style:name="P75" style:family="paragraph" style:parent-style-name="Standard_20__28_user_29_">
      <style:paragraph-properties fo:margin-top="0cm" fo:margin-bottom="0cm" style:contextual-spacing="true" fo:line-height="150%"/>
      <style:text-properties style:font-name="Times New Roman1" fo:font-size="14pt" officeooo:paragraph-rsid="00775162" style:font-size-asian="14pt" style:font-name-complex="Times New Roman2" style:font-size-complex="14pt"/>
    </style:style>
    <style:style style:name="P76" style:family="paragraph" style:parent-style-name="Standard">
      <style:paragraph-properties fo:margin-top="0cm" fo:margin-bottom="0cm" style:contextual-spacing="true" fo:text-align="start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78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officeooo:rsid="0074540d" officeooo:paragraph-rsid="0074540d" style:font-size-asian="10pt" style:font-style-asian="normal" style:font-weight-asian="normal" style:font-size-complex="10pt" style:text-emphasize="none"/>
    </style:style>
    <style:style style:name="P79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80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3750ad" style:font-size-asian="14pt" style:font-size-complex="14pt"/>
    </style:style>
    <style:style style:name="P81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82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3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4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85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86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7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8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89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90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3cd93" fo:background-color="transparent" style:font-size-asian="14pt" style:font-size-complex="14pt"/>
    </style:style>
    <style:style style:name="P91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92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a66c5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792390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8a1d01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a66c5" officeooo:paragraph-rsid="005ba99f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92390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787483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8a1d01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rsid="005ba99f" officeooo:paragraph-rsid="006a4158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29b02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4343c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8728e4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577531" style:font-size-asian="14pt" style:font-size-complex="14pt" fo:hyphenate="true" fo:hyphenation-remain-char-count="2" fo:hyphenation-push-char-count="2" loext:hyphenation-no-caps="false"/>
    </style:style>
    <style:style style:name="P10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a66c5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5ba99f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officeooo:paragraph-rsid="00950aa8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1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1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transparent" style:font-size-asian="14pt" style:font-size-complex="14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fo:font-weight="bold" officeooo:paragraph-rsid="003bc671" style:font-size-asian="14pt" style:font-weight-asian="bold" style:font-size-complex="14pt"/>
    </style:style>
    <style:style style:name="P11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8a1d01" style:font-size-asian="14pt" style:font-size-complex="14pt"/>
    </style:style>
    <style:style style:name="P11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paragraph-rsid="003bc671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5e9bcb" style:font-size-asian="14pt" style:font-size-complex="14pt"/>
    </style:style>
    <style:style style:name="P12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60800f" style:font-size-asian="14pt" style:font-size-complex="14pt"/>
    </style:style>
    <style:style style:name="P12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4540d" style:font-size-asian="14pt" style:font-size-complex="14pt"/>
    </style:style>
    <style:style style:name="P1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#ffff00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/>
    </style:style>
    <style:style style:name="P12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ab954" style:font-size-asian="14pt" style:font-weight-asian="bold" style:font-size-complex="14pt"/>
    </style:style>
    <style:style style:name="P12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4b4b23" style:font-size-asian="14pt" style:font-weight-asian="bold" style:font-size-complex="14pt"/>
    </style:style>
    <style:style style:name="P12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577531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113f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05e8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4db48d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933946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995852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113f" officeooo:paragraph-rsid="009ccb8d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6cae6" officeooo:paragraph-rsid="0046cae6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4ab954" officeooo:paragraph-rsid="004db48d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782617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77531" officeooo:paragraph-rsid="005935bd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5935bd" officeooo:paragraph-rsid="005935bd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68bb50" officeooo:paragraph-rsid="009ccb8d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rsid="009cfd72" officeooo:paragraph-rsid="009cfd72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fo:font-weight="normal" officeooo:paragraph-rsid="004ab954" style:font-size-asian="14pt" style:font-weight-asian="normal" style:font-size-complex="14pt"/>
    </style:style>
    <style:style style:name="P14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solid" style:text-underline-width="auto" style:text-underline-color="font-color" officeooo:paragraph-rsid="003bc671" style:font-size-asian="14pt" style:font-size-complex="14pt"/>
    </style:style>
    <style:style style:name="P14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2pt" officeooo:paragraph-rsid="004455c2" style:font-size-asian="12pt" style:font-size-complex="12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7c5aa0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84343c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5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ba99f" officeooo:paragraph-rsid="0060800f" style:font-size-asian="14pt" style:font-size-complex="14pt"/>
    </style:style>
    <style:style style:name="P15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e9bcb" officeooo:paragraph-rsid="0060800f" fo:background-color="#ffff00" style:font-size-asian="14pt" style:font-size-complex="14pt"/>
    </style:style>
    <style:style style:name="P15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sub 58%" style:font-name="Times New Roman1" fo:font-size="14pt" style:text-underline-style="none" officeooo:rsid="005e33cb" officeooo:paragraph-rsid="005e33cb" style:font-size-asian="14pt" style:font-size-complex="14pt"/>
    </style:style>
    <style:style style:name="P156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57" style:family="paragraph" style:parent-style-name="Основной_20_абзац">
      <style:paragraph-properties fo:margin-left="0cm" fo:margin-right="0cm" fo:margin-top="0cm" fo:margin-bottom="0cm" style:contextual-spacing="true" fo:line-height="150%" fo:text-indent="1cm" style:auto-text-indent="false"/>
      <style:text-properties style:font-name="Times New Roman1" fo:font-size="14pt" officeooo:rsid="00550da0" officeooo:paragraph-rsid="006fb16c" style:font-size-asian="14pt" style:font-size-complex="14pt"/>
    </style:style>
    <style:style style:name="P15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5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2f888" style:font-size-asian="14pt" style:font-size-complex="14pt" fo:hyphenate="true" fo:hyphenation-remain-char-count="2" fo:hyphenation-push-char-count="2" loext:hyphenation-no-caps="false"/>
    </style:style>
    <style:style style:name="P16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33b69" style:font-size-asian="14pt" style:font-size-complex="14pt" fo:hyphenate="true" fo:hyphenation-remain-char-count="2" fo:hyphenation-push-char-count="2" loext:hyphenation-no-caps="false"/>
    </style:style>
    <style:style style:name="P16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62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63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fb16c" style:font-size-asian="14pt" style:font-size-complex="14pt" fo:hyphenate="true" fo:hyphenation-remain-char-count="2" fo:hyphenation-push-char-count="2" loext:hyphenation-no-caps="false"/>
    </style:style>
    <style:style style:name="P164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a2f05" style:font-size-asian="14pt" style:font-size-complex="14pt" fo:hyphenate="true" fo:hyphenation-remain-char-count="2" fo:hyphenation-push-char-count="2" loext:hyphenation-no-caps="false"/>
    </style:style>
    <style:style style:name="P165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533b69" style:font-size-asian="14pt" style:font-size-complex="14pt" fo:hyphenate="true" fo:hyphenation-remain-char-count="2" fo:hyphenation-push-char-count="2" loext:hyphenation-no-caps="false"/>
    </style:style>
    <style:style style:name="P166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6a2f05" style:font-size-asian="14pt" style:font-size-complex="14pt" fo:hyphenate="true" fo:hyphenation-remain-char-count="2" fo:hyphenation-push-char-count="2" loext:hyphenation-no-caps="false"/>
    </style:style>
    <style:style style:name="P167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68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70c755" style:font-size-asian="14pt" style:font-size-complex="14pt" fo:hyphenate="true" fo:hyphenation-remain-char-count="2" fo:hyphenation-push-char-count="2" loext:hyphenation-no-caps="false"/>
    </style:style>
    <style:style style:name="P169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77531" style:font-size-asian="14pt" style:font-size-complex="14pt" fo:hyphenate="true" fo:hyphenation-remain-char-count="2" fo:hyphenation-push-char-count="2" loext:hyphenation-no-caps="false"/>
    </style:style>
    <style:style style:name="P170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6a2f05" style:font-size-asian="14pt" style:font-size-complex="14pt" fo:hyphenate="true" fo:hyphenation-remain-char-count="2" fo:hyphenation-push-char-count="2" loext:hyphenation-no-caps="false"/>
    </style:style>
    <style:style style:name="P171" style:family="paragraph" style:parent-style-name="Абзац_20_списка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text-position="0% 100%"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72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73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74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5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76" style:family="paragraph" style:parent-style-name="Standard" style:list-style-name="WW8Num70" style:master-page-name="">
      <loext:graphic-properties draw:fill="none"/>
      <style:paragraph-properties fo:margin-left="1.199cm" fo:margin-right="0cm" fo:margin-top="0cm" fo:margin-bottom="0cm" style:contextual-spacing="true" fo:line-height="150%" fo:text-align="justify" style:justify-single-word="false" fo:hyphenation-ladder-count="no-limit" fo:text-indent="0cm" style:auto-text-indent="false" style:page-number="auto" fo:background-color="transparent"/>
      <style:text-properties style:font-name="Times New Roman1" fo:font-size="14pt" fo:font-weight="normal" officeooo:paragraph-rsid="00398322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77" style:family="paragraph" style:parent-style-name="Standard" style:list-style-name="WW8Num70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78" style:family="paragraph" style:parent-style-name="Standard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79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2ae4f7" officeooo:paragraph-rsid="002ae4f7" style:font-size-asian="14pt" style:font-size-complex="14pt"/>
    </style:style>
    <style:style style:name="P180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1acf09" officeooo:paragraph-rsid="0019df6a" style:font-size-asian="14pt" style:font-size-complex="14pt"/>
    </style:style>
    <style:style style:name="P181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2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185bc" style:font-size-asian="14pt" style:font-size-complex="14pt" fo:hyphenate="true" fo:hyphenation-remain-char-count="2" fo:hyphenation-push-char-count="2" loext:hyphenation-no-caps="false"/>
    </style:style>
    <style:style style:name="P183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4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5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6" style:family="paragraph" style:parent-style-name="Абзац_20_списка" style:list-style-name="WW8Num70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6fb16c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1c5" style:font-weight-asian="normal" style:font-weight-complex="normal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011a1c5" style:font-size-asian="14pt" style:font-size-complex="14pt"/>
    </style:style>
    <style:style style:name="T6" style:family="text">
      <style:text-properties style:font-name="Times New Roman1" fo:font-size="14pt" officeooo:rsid="0028eea5" style:font-size-asian="14pt" style:font-size-complex="14pt"/>
    </style:style>
    <style:style style:name="T7" style:family="text">
      <style:text-properties style:font-name="Times New Roman1" fo:font-size="14pt" officeooo:rsid="002ba9e0" style:font-size-asian="14pt" style:font-size-complex="14pt"/>
    </style:style>
    <style:style style:name="T8" style:family="text">
      <style:text-properties style:font-name="Times New Roman1" fo:font-size="14pt" officeooo:rsid="002e99d0" style:font-size-asian="14pt" style:font-size-complex="14pt"/>
    </style:style>
    <style:style style:name="T9" style:family="text">
      <style:text-properties style:font-name="Times New Roman1" fo:font-size="14pt" officeooo:rsid="0036a004" style:font-size-asian="14pt" style:font-size-complex="14pt"/>
    </style:style>
    <style:style style:name="T10" style:family="text">
      <style:text-properties style:font-name="Times New Roman1" fo:font-size="14pt" officeooo:rsid="004e577b" style:font-size-asian="14pt" style:font-size-complex="14pt"/>
    </style:style>
    <style:style style:name="T11" style:family="text">
      <style:text-properties style:font-name="Times New Roman1" fo:font-size="14pt" officeooo:rsid="00950d02" style:font-size-asian="14pt" style:font-size-complex="14pt"/>
    </style:style>
    <style:style style:name="T12" style:family="text">
      <style:text-properties style:font-name="Times New Roman1" fo:font-size="14pt" officeooo:rsid="0028eea5" style:font-size-asian="14pt" style:font-name-complex="FreeSans2" style:font-size-complex="14pt"/>
    </style:style>
    <style:style style:name="T13" style:family="text">
      <style:text-properties style:font-name="Times New Roman1" fo:font-size="14pt" officeooo:rsid="002ba9e0" style:font-size-asian="14pt" style:font-name-complex="FreeSans2" style:font-size-complex="14pt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4455c2" style:font-weight-asian="normal" style:font-weight-complex="normal"/>
    </style:style>
    <style:style style:name="T17" style:family="text">
      <style:text-properties style:text-position="0% 100%" officeooo:rsid="0046996c"/>
    </style:style>
    <style:style style:name="T18" style:family="text">
      <style:text-properties style:text-position="0% 100%" officeooo:rsid="0046cae6"/>
    </style:style>
    <style:style style:name="T19" style:family="text">
      <style:text-properties style:text-position="0% 100%" officeooo:rsid="00491855"/>
    </style:style>
    <style:style style:name="T20" style:family="text">
      <style:text-properties style:text-position="0% 100%" officeooo:rsid="004ab954"/>
    </style:style>
    <style:style style:name="T21" style:family="text">
      <style:text-properties style:text-position="0% 100%" officeooo:rsid="004b4b23"/>
    </style:style>
    <style:style style:name="T22" style:family="text">
      <style:text-properties style:text-position="0% 100%" officeooo:rsid="004d05e8"/>
    </style:style>
    <style:style style:name="T23" style:family="text">
      <style:text-properties style:text-position="0% 100%" officeooo:rsid="004db48d"/>
    </style:style>
    <style:style style:name="T24" style:family="text">
      <style:text-properties style:text-position="0% 100%" officeooo:rsid="005185bc"/>
    </style:style>
    <style:style style:name="T25" style:family="text">
      <style:text-properties style:text-position="0% 100%" officeooo:rsid="0052f888"/>
    </style:style>
    <style:style style:name="T26" style:family="text">
      <style:text-properties style:text-position="0% 100%" officeooo:rsid="00550da0"/>
    </style:style>
    <style:style style:name="T27" style:family="text">
      <style:text-properties style:text-position="0% 100%" officeooo:rsid="00577531"/>
    </style:style>
    <style:style style:name="T28" style:family="text">
      <style:text-properties style:text-position="0% 100%" officeooo:rsid="005935bd"/>
    </style:style>
    <style:style style:name="T29" style:family="text">
      <style:text-properties style:text-position="0% 100%" officeooo:rsid="005bef6c"/>
    </style:style>
    <style:style style:name="T30" style:family="text">
      <style:text-properties style:text-position="0% 100%" officeooo:rsid="00660b33"/>
    </style:style>
    <style:style style:name="T31" style:family="text">
      <style:text-properties style:text-position="0% 100%" officeooo:rsid="0066de5d"/>
    </style:style>
    <style:style style:name="T32" style:family="text">
      <style:text-properties style:text-position="0% 100%" officeooo:rsid="006a2f05"/>
    </style:style>
    <style:style style:name="T33" style:family="text">
      <style:text-properties style:text-position="0% 100%" fo:language="none" fo:country="none" officeooo:rsid="006a2f05"/>
    </style:style>
    <style:style style:name="T34" style:family="text">
      <style:text-properties style:text-position="0% 100%" officeooo:rsid="006a4158"/>
    </style:style>
    <style:style style:name="T35" style:family="text">
      <style:text-properties style:text-position="0% 100%" officeooo:rsid="005ba99f"/>
    </style:style>
    <style:style style:name="T36" style:family="text">
      <style:text-properties style:text-position="0% 100%" officeooo:rsid="004455c2"/>
    </style:style>
    <style:style style:name="T37" style:family="text">
      <style:text-properties style:text-position="0% 100%" style:font-name-complex="Times New Roman2"/>
    </style:style>
    <style:style style:name="T38" style:family="text">
      <style:text-properties style:text-position="0% 100%" officeooo:rsid="003f3d73" style:font-name-complex="Times New Roman2"/>
    </style:style>
    <style:style style:name="T39" style:family="text">
      <style:text-properties style:text-position="0% 100%" officeooo:rsid="0066de5d" style:font-name-complex="Times New Roman2"/>
    </style:style>
    <style:style style:name="T40" style:family="text">
      <style:text-properties style:text-position="0% 100%" officeooo:rsid="005e9bcb" style:font-name-complex="Times New Roman2"/>
    </style:style>
    <style:style style:name="T41" style:family="text">
      <style:text-properties style:text-position="0% 100%" officeooo:rsid="0097ae91" style:font-name-complex="Times New Roman2"/>
    </style:style>
    <style:style style:name="T42" style:family="text">
      <style:text-properties style:text-position="0% 100%" officeooo:rsid="00660b33" style:font-name-complex="Times New Roman2"/>
    </style:style>
    <style:style style:name="T43" style:family="text">
      <style:text-properties style:text-position="0% 100%" officeooo:rsid="004455c2" style:font-name-complex="Times New Roman2"/>
    </style:style>
    <style:style style:name="T44" style:family="text">
      <style:text-properties style:text-position="0% 100%" officeooo:rsid="0060800f"/>
    </style:style>
    <style:style style:name="T45" style:family="text">
      <style:text-properties style:text-position="0% 100%" officeooo:rsid="005e9bcb"/>
    </style:style>
    <style:style style:name="T46" style:family="text">
      <style:text-properties style:text-position="0% 100%" fo:language="en" fo:country="US" style:font-name-complex="Times New Roman2"/>
    </style:style>
    <style:style style:name="T47" style:family="text">
      <style:text-properties style:text-position="0% 100%" fo:language="en" fo:country="US" officeooo:rsid="0066de5d" style:font-name-complex="Times New Roman2"/>
    </style:style>
    <style:style style:name="T48" style:family="text">
      <style:text-properties style:text-position="0% 100%" fo:language="en" fo:country="US" officeooo:rsid="005e9bcb" style:font-name-complex="Times New Roman2"/>
    </style:style>
    <style:style style:name="T49" style:family="text">
      <style:text-properties style:text-position="0% 100%" fo:language="en" fo:country="US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50" style:family="text">
      <style:text-properties style:text-position="0% 100%" fo:language="en" fo:country="US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51" style:family="text">
      <style:text-properties style:text-position="0% 100%" fo:language="en" fo:country="US" style:text-underline-style="none" officeooo:rsid="004455c2" fo:background-color="transparent" loext:char-shading-value="0" style:font-name-complex="Times New Roman2"/>
    </style:style>
    <style:style style:name="T52" style:family="text">
      <style:text-properties style:text-position="0% 100%" fo:language="en" fo:country="US" style:text-underline-style="none" officeooo:rsid="00950aa8" fo:background-color="transparent" loext:char-shading-value="0" style:font-name-complex="Times New Roman2"/>
    </style:style>
    <style:style style:name="T53" style:family="text">
      <style:text-properties style:text-position="0% 100%" officeooo:rsid="00533b69"/>
    </style:style>
    <style:style style:name="T54" style:family="text">
      <style:text-properties style:text-position="0% 100%" officeooo:rsid="00398322"/>
    </style:style>
    <style:style style:name="T55" style:family="text">
      <style:text-properties style:text-position="0% 100%" officeooo:rsid="003f3d73"/>
    </style:style>
    <style:style style:name="T56" style:family="text">
      <style:text-properties style:text-position="0% 100%" style:text-underline-style="none" officeooo:rsid="004455c2"/>
    </style:style>
    <style:style style:name="T57" style:family="text">
      <style:text-properties style:text-position="0% 100%" style:text-underline-style="none" officeooo:rsid="005e33cb" fo:background-color="transparent" loext:char-shading-value="0" style:font-name-complex="Times New Roman2"/>
    </style:style>
    <style:style style:name="T58" style:family="text">
      <style:text-properties style:text-position="0% 100%" style:text-underline-style="none" officeooo:rsid="004455c2" fo:background-color="transparent" loext:char-shading-value="0" style:font-name-complex="Times New Roman2"/>
    </style:style>
    <style:style style:name="T59" style:family="text">
      <style:text-properties style:text-position="0% 100%" style:text-underline-style="none" officeooo:rsid="00950aa8" fo:background-color="transparent" loext:char-shading-value="0" style:font-name-complex="Times New Roman2"/>
    </style:style>
    <style:style style:name="T60" style:family="text">
      <style:text-properties style:text-position="0% 100%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61" style:family="text">
      <style:text-properties style:text-position="0% 100%" style:text-underline-style="none" fo:font-weight="normal" officeooo:rsid="00950aa8" fo:background-color="transparent" loext:char-shading-value="0" style:font-weight-asian="normal" style:font-name-complex="Times New Roman2" style:font-weight-complex="normal"/>
    </style:style>
    <style:style style:name="T62" style:family="text">
      <style:text-properties style:text-position="0% 100%" style:text-underline-style="none" fo:font-weight="normal" officeooo:rsid="004455c2" style:font-weight-asian="normal" style:font-weight-complex="normal"/>
    </style:style>
    <style:style style:name="T63" style:family="text">
      <style:text-properties style:text-position="0% 100%" style:text-underline-style="none" officeooo:rsid="005ba99f"/>
    </style:style>
    <style:style style:name="T64" style:family="text">
      <style:text-properties style:text-position="0% 100%" officeooo:rsid="00933946"/>
    </style:style>
    <style:style style:name="T65" style:family="text">
      <style:text-properties style:text-position="0% 100%" style:font-name="Times New Roman" fo:language="en" fo:country="US" officeooo:rsid="0046cae6" style:font-name-complex="Times New Roman2"/>
    </style:style>
    <style:style style:name="T66" style:family="text">
      <style:text-properties style:text-position="0% 100%" style:font-name="Times New Roman" officeooo:rsid="0046cae6" style:font-name-complex="Times New Roman2"/>
    </style:style>
    <style:style style:name="T67" style:family="text">
      <style:text-properties style:text-position="0% 100%" style:font-name="Times New Roman" officeooo:rsid="0097ae91" style:font-name-complex="Times New Roman2"/>
    </style:style>
    <style:style style:name="T68" style:family="text">
      <style:text-properties style:text-position="0% 100%" style:font-name="Times New Roman" officeooo:rsid="00995852" style:font-name-complex="Times New Roman2"/>
    </style:style>
    <style:style style:name="T69" style:family="text">
      <style:text-properties style:text-position="0% 100%" officeooo:rsid="0097ae91"/>
    </style:style>
    <style:style style:name="T70" style:family="text">
      <style:text-properties style:text-position="0% 100%" officeooo:rsid="00995852"/>
    </style:style>
    <style:style style:name="T71" style:family="text">
      <style:text-properties style:text-position="0% 100%" officeooo:rsid="0099ef3c"/>
    </style:style>
    <style:style style:name="T72" style:family="text">
      <style:text-properties officeooo:rsid="003750ad"/>
    </style:style>
    <style:style style:name="T73" style:family="text">
      <style:text-properties style:text-underline-style="solid" style:text-underline-width="auto" style:text-underline-color="font-color" officeooo:rsid="003750ad"/>
    </style:style>
    <style:style style:name="T74" style:family="text">
      <style:text-properties officeooo:rsid="00398322"/>
    </style:style>
    <style:style style:name="T75" style:family="text">
      <style:text-properties style:text-position="sub 58%"/>
    </style:style>
    <style:style style:name="T76" style:family="text">
      <style:text-properties style:text-position="sub 58%" fo:font-weight="normal" style:font-weight-asian="normal" style:font-weight-complex="normal"/>
    </style:style>
    <style:style style:name="T77" style:family="text">
      <style:text-properties style:text-position="sub 58%" officeooo:rsid="0046996c"/>
    </style:style>
    <style:style style:name="T78" style:family="text">
      <style:text-properties style:text-position="sub 58%" officeooo:rsid="0046cae6"/>
    </style:style>
    <style:style style:name="T79" style:family="text">
      <style:text-properties style:text-position="sub 58%" officeooo:rsid="00491855"/>
    </style:style>
    <style:style style:name="T80" style:family="text">
      <style:text-properties style:text-position="sub 58%" officeooo:rsid="004ab954"/>
    </style:style>
    <style:style style:name="T81" style:family="text">
      <style:text-properties style:text-position="sub 58%" officeooo:rsid="004b4b23"/>
    </style:style>
    <style:style style:name="T82" style:family="text">
      <style:text-properties style:text-position="sub 58%" officeooo:rsid="004db48d"/>
    </style:style>
    <style:style style:name="T83" style:family="text">
      <style:text-properties style:text-position="sub 58%" officeooo:rsid="005185bc"/>
    </style:style>
    <style:style style:name="T84" style:family="text">
      <style:text-properties style:text-position="sub 58%" officeooo:rsid="00577531"/>
    </style:style>
    <style:style style:name="T85" style:family="text">
      <style:text-properties style:text-position="sub 58%" officeooo:rsid="005935bd"/>
    </style:style>
    <style:style style:name="T86" style:family="text">
      <style:text-properties style:text-position="sub 58%" officeooo:rsid="0069e5e7"/>
    </style:style>
    <style:style style:name="T87" style:family="text">
      <style:text-properties style:text-position="sub 58%" officeooo:rsid="006a2f05"/>
    </style:style>
    <style:style style:name="T88" style:family="text">
      <style:text-properties style:text-position="sub 58%" officeooo:rsid="005e9bcb"/>
    </style:style>
    <style:style style:name="T89" style:family="text">
      <style:text-properties style:text-position="sub 58%" officeooo:rsid="0066de5d" style:font-name-complex="Times New Roman2"/>
    </style:style>
    <style:style style:name="T90" style:family="text">
      <style:text-properties style:text-position="sub 58%" officeooo:rsid="00533b69"/>
    </style:style>
    <style:style style:name="T91" style:family="text">
      <style:text-properties style:text-position="sub 58%" officeooo:rsid="0097ae91"/>
    </style:style>
    <style:style style:name="T92" style:family="text">
      <style:text-properties style:text-position="sub 58%" style:font-name="Times New Roman" officeooo:rsid="0046cae6" style:font-name-complex="Times New Roman2"/>
    </style:style>
    <style:style style:name="T93" style:family="text">
      <style:text-properties officeooo:rsid="003d700d"/>
    </style:style>
    <style:style style:name="T94" style:family="text">
      <style:text-properties officeooo:rsid="0042c808"/>
    </style:style>
    <style:style style:name="T95" style:family="text">
      <style:text-properties officeooo:rsid="004b4b23"/>
    </style:style>
    <style:style style:name="T96" style:family="text">
      <style:text-properties officeooo:rsid="004db48d"/>
    </style:style>
    <style:style style:name="T97" style:family="text">
      <style:text-properties officeooo:rsid="004e577b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weight="normal" style:font-weight-asian="normal" style:font-weight-complex="normal"/>
    </style:style>
    <style:style style:name="T100" style:family="text">
      <style:text-properties style:text-position="super 58%" fo:font-weight="normal" officeooo:rsid="00398322" style:font-weight-asian="normal" style:font-weight-complex="normal"/>
    </style:style>
    <style:style style:name="T101" style:family="text">
      <style:text-properties officeooo:rsid="0065a499"/>
    </style:style>
    <style:style style:name="T102" style:family="text">
      <style:text-properties officeooo:rsid="00660b33"/>
    </style:style>
    <style:style style:name="T103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2" style:text-emphasize="none"/>
    </style:style>
    <style:style style:name="T104" style:family="text">
      <style:text-properties fo:language="en" fo:country="US" style:font-name-complex="Times New Roman2"/>
    </style:style>
    <style:style style:name="T105" style:family="text">
      <style:text-properties style:font-name-complex="Times New Roman2"/>
    </style:style>
    <style:style style:name="T106" style:family="text">
      <style:text-properties officeooo:rsid="003f3d73"/>
    </style:style>
    <style:style style:name="T107" style:family="text">
      <style:text-properties officeooo:rsid="005e9bcb"/>
    </style:style>
    <style:style style:name="T108" style:family="text">
      <style:text-properties officeooo:rsid="004455c2"/>
    </style:style>
    <style:style style:name="T109" style:family="text">
      <style:text-properties style:text-underline-style="none" officeooo:rsid="005e33cb" fo:background-color="transparent" loext:char-shading-value="0"/>
    </style:style>
    <style:style style:name="T110" style:family="text">
      <style:text-properties style:text-underline-style="none" officeooo:rsid="005e33cb" fo:background-color="transparent" loext:char-shading-value="0" style:font-name-complex="Times New Roman2"/>
    </style:style>
    <style:style style:name="T111" style:family="text">
      <style:text-properties style:text-underline-style="none" officeooo:rsid="004455c2"/>
    </style:style>
    <style:style style:name="T112" style:family="text">
      <style:text-properties style:text-underline-style="none" fo:font-weight="bold" officeooo:rsid="005e33cb" fo:background-color="transparent" loext:char-shading-value="0" style:font-weight-asian="bold" style:font-name-complex="Times New Roman2" style:font-weight-complex="bold"/>
    </style:style>
    <style:style style:name="T113" style:family="text">
      <style:text-properties officeooo:rsid="005ba99f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officeooo:rsid="0095d628"/>
    </style:style>
    <style:style style:name="T116" style:family="text">
      <style:text-properties officeooo:rsid="00995852"/>
    </style:style>
    <style:style style:name="T117" style:family="text">
      <style:text-properties officeooo:rsid="004db48d" style:font-weight-complex="normal"/>
    </style:style>
    <style:style style:name="T118" style:family="text">
      <style:text-properties officeooo:rsid="004ab954" style:font-weight-complex="normal"/>
    </style:style>
    <style:style style:name="T119" style:family="text">
      <style:text-properties officeooo:rsid="0099ef3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Министерство науки и высшего образования Российской Федерации</text:p>
      <text:p text:style-name="P79">Федеральное автономное образовательное учреждение</text:p>
      <text:p text:style-name="P79">высшего образования</text:p>
      <text:p text:style-name="P79"/>
      <text:h text:style-name="P173" text:outline-level="8">Пермский национальный исследовательский</text:h>
      <text:h text:style-name="P173" text:outline-level="8">политехнический университет</text:h>
      <text:p text:style-name="P53"/>
      <text:p text:style-name="P57">Гуманитарный факультет</text:p>
      <text:p text:style-name="P57">Кафедра Экономика и финансы</text:p>
      <text:p text:style-name="P56"/>
      <text:p text:style-name="P56"/>
      <text:p text:style-name="P56"/>
      <text:p text:style-name="P56"/>
      <text:p text:style-name="P56"/>
      <text:p text:style-name="P56"/>
      <text:p text:style-name="P54">АНАЛИТИЧЕСКИЙ ОТЧЕТ №2</text:p>
      <text:p text:style-name="P54"/>
      <text:p text:style-name="P55">ЭКОНОМИКА ПРЕДПРИЯТИЯ.</text:p>
      <text:p text:style-name="P55">ЭФФЕКТИВНОСТЬ ИНВЕСТИЦИОННОГО ПРОЕКТА»</text:p>
      <text:p text:style-name="P69">Вариант <text:s/>№ : <text:span text:style-name="T72">12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Выполнил <text:s/>студент______________/ <text:span text:style-name="T73">Э.Ю. Миннахметов</text:span><text:span text:style-name="T72"> </text:span>/</text:p>
      <text:p text:style-name="P84"><text:s text:c="19"/>(подпись)<text:tab/> (инициалы, фамилия)</text:p>
      <text:p text:style-name="P83">Группа <text:span text:style-name="T73">РИС-19-1б</text:span></text:p>
      <text:p text:style-name="P82"/>
      <text:p text:style-name="P85"/>
      <text:p text:style-name="P82">Проверил__________/ <text:span text:style-name="T73">Е.К. Климова</text:span><text:span text:style-name="T72"> </text:span>/</text:p>
      <text:p text:style-name="P89"><text:tab/><text:tab/><text:tab/><text:tab/><text:tab/><text:tab/> <text:s text:c="48"/>(подпись)<text:tab/> <text:s text:c="11"/>(инициалы, фамилия)</text:p>
      <text:p text:style-name="P86"/>
      <text:p text:style-name="P86">Дата защиты __________ <text:tab/>Оценка_____________</text:p>
      <text:p text:style-name="P87"/>
      <text:p text:style-name="P88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Пермь</text:p>
      <text:p text:style-name="P80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1">СОДЕРЖАНИЕ</text:p>
            <text:p text:style-name="P52"/>
          </text:index-title>
          <text:p text:style-name="P31"><text:span text:style-name="T10">ВВЕДЕНИЕ</text:span><text:a xlink:type="simple" xlink:href="#__RefHeading___Toc844_4149854179" text:style-name="Index_20_Link" text:visited-style-name="Index_20_Link"><text:span text:style-name="T6"><text:tab/></text:span></text:a><text:span text:style-name="T7">3</text:span></text:p>
          <text:p text:style-name="P30"><text:span text:style-name="T6">1 ПОСТАНОВКА ЗАДАЧИ ВАРИАНТА</text:span><text:span text:style-name="T8"> 1</text:span><text:span text:style-name="T10">2</text:span><text:a xlink:type="simple" xlink:href="#__RefHeading___Toc844_4149854179" text:style-name="Index_20_Link" text:visited-style-name="Index_20_Link"><text:span text:style-name="T4"><text:tab/></text:span></text:a><text:span text:style-name="T7">4</text:span></text:p>
          <text:p text:style-name="P30"><text:span text:style-name="T12">2 АНАЛИЗ БИЗНЕС-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30"><text:span text:style-name="T12">2.1 Амортизация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30"><text:span text:style-name="T12">2.2 Себестоимости товар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30"><text:span text:style-name="T12">2.3 Рентабельность операций и капиталов</text:span><text:a xlink:type="simple" xlink:href="#__RefHeading___Toc844_4149854179" text:style-name="Index_20_Link" text:visited-style-name="Index_20_Link"><text:span text:style-name="T7"><text:tab/></text:span></text:a><text:span text:style-name="T7">10</text:span></text:p>
          <text:p text:style-name="P30"><text:span text:style-name="T12">2.4 Показатели эффективности</text:span><text:a xlink:type="simple" xlink:href="#__RefHeading___Toc844_4149854179" text:style-name="Index_20_Link" text:visited-style-name="Index_20_Link"><text:span text:style-name="T7"><text:tab/></text:span></text:a><text:span text:style-name="T7">12</text:span></text:p>
          <text:p text:style-name="P30"><text:span text:style-name="T12">2.5 Показатели рентабельности проекта</text:span><text:a xlink:type="simple" xlink:href="#__RefHeading___Toc844_4149854179" text:style-name="Index_20_Link" text:visited-style-name="Index_20_Link"><text:span text:style-name="T7"><text:tab/></text:span></text:a><text:span text:style-name="T7">1</text:span><text:span text:style-name="T11">2</text:span></text:p>
          <text:p text:style-name="P30"><text:span text:style-name="T12">2.6 Выгодность проекта</text:span><text:a xlink:type="simple" xlink:href="#__RefHeading___Toc844_4149854179" text:style-name="Index_20_Link" text:visited-style-name="Index_20_Link"><text:span text:style-name="T7"><text:tab/></text:span></text:a><text:span text:style-name="T7">14</text:span></text:p>
          <text:p text:style-name="P29"><text:span text:style-name="T5">ЗАКЛЮЧЕНИЕ</text:span><text:a xlink:type="simple" xlink:href="#__RefHeading___Toc844_4149854179" text:style-name="Index_20_Link" text:visited-style-name="Index_20_Link"><text:span text:style-name="T4"><text:tab/></text:span></text:a><text:span text:style-name="T9">17</text:span></text:p>
          <text:p text:style-name="P29"><text:span text:style-name="T13">СПИСОК ИСПОЛЬЗОВАННЫХ ИСТОЧНИКОВ</text:span><text:a xlink:type="simple" xlink:href="#__RefHeading___Toc844_4149854179" text:style-name="Index_20_Link" text:visited-style-name="Index_20_Link"><text:span text:style-name="T4"><text:tab/>1</text:span></text:a><text:span text:style-name="T9">8</text:span></text:p>
        </text:index-body>
      </text:table-of-content>
      <text:p text:style-name="P23"/>
      <text:p text:style-name="P28">ВВЕДЕНИЕ</text:p>
      <text:p text:style-name="P26"/>
      <text:p text:style-name="P26">Современный подход к ведению успешного бизнеса требует построения бизнес-проекта, в котором будут учтены все затраты и доходы и, на основе них, вычислены показатели эффективности. Проект невозможен без первоначальных вложений, которые могут осуществить инвесторы или предоставить банки. Построение такого бизнес-проекта будет осуществлено в данном аналитическом отчете.</text:p>
      <text:p text:style-name="P26"><text:span text:style-name="T114">Цель</text:span> <text:span text:style-name="T115">работы</text:span>: рассчитать выгодность проекта.</text:p>
      <text:p text:style-name="P26">Для выполнения поставленной цели необходимо решить следующие <text:span text:style-name="T114">задачи</text:span>:</text:p>
      <text:p text:style-name="P26">1) рассчитать сумму амортизации за один отчетный период;</text:p>
      <text:p text:style-name="P26">2) выполнить калькуляцию полной себестоимости единицы каждого вида товара;</text:p>
      <text:p text:style-name="P26">3) определить рентабельность затрат, продаж, основного капитала, оборотного капитала;</text:p>
      <text:p text:style-name="P26">4) вычислить показатели эффективности проекта;</text:p>
      <text:p text:style-name="P26">5) вычислить показатели рентабельности проекта;</text:p>
      <text:p text:style-name="P26">6) определить выгодность проекта.</text:p>
      <text:p text:style-name="P27">1 ПОСТАНОВКА ЗАДАЧИ ВАРИАНТА 1<text:span text:style-name="T93">2</text:span></text:p>
      <text:p text:style-name="P24"/>
      <text:p text:style-name="P25">Данные, необходимые для выполнения аналитического отчета, представлены на таблице 1.</text:p>
      <text:p text:style-name="P25"/>
      <text:p text:style-name="P25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015284710064">
          <table:table-cell table:style-name="Таблица2.A1" office:value-type="string">
            <text:p text:style-name="P70">Показатель</text:p>
          </table:table-cell>
          <table:table-cell table:style-name="Таблица2.B1" office:value-type="string">
            <text:p text:style-name="P71">Данные</text:p>
          </table:table-cell>
        </table:table-row>
        <table:table-row table:style-name="TableLine94015286901744">
          <table:table-cell table:style-name="Таблица2.A2" office:value-type="string">
            <text:p text:style-name="P58">Объем производства и продаж товара 1, шт.</text:p>
          </table:table-cell>
          <table:table-cell table:style-name="Таблица2.B2" office:value-type="string">
            <text:p text:style-name="P59">5500</text:p>
          </table:table-cell>
        </table:table-row>
        <table:table-row table:style-name="TableLine94015286959952">
          <table:table-cell table:style-name="Таблица2.A2" office:value-type="string">
            <text:p text:style-name="P58">Объем производства и продаж товара <text:span text:style-name="T72">2</text:span>, шт.</text:p>
          </table:table-cell>
          <table:table-cell table:style-name="Таблица2.B2" office:value-type="string">
            <text:p text:style-name="P59">3000</text:p>
          </table:table-cell>
        </table:table-row>
        <table:table-row table:style-name="TableLine94015286960608">
          <table:table-cell table:style-name="Таблица2.A2" office:value-type="string">
            <text:p text:style-name="P58">Объем производства и продаж товара <text:span text:style-name="T72">3</text:span>, шт.</text:p>
          </table:table-cell>
          <table:table-cell table:style-name="Таблица2.B2" office:value-type="string">
            <text:p text:style-name="P59"><text:span text:style-name="T72">5</text:span>000</text:p>
          </table:table-cell>
        </table:table-row>
        <table:table-row table:style-name="TableLine94015286961344">
          <table:table-cell table:style-name="Таблица2.A2" office:value-type="string">
            <text:p text:style-name="P58">Материалы Т1, руб.</text:p>
          </table:table-cell>
          <table:table-cell table:style-name="Таблица2.B2" office:value-type="string">
            <text:p text:style-name="P59">250</text:p>
          </table:table-cell>
        </table:table-row>
        <table:table-row table:style-name="TableLine94015286962160">
          <table:table-cell table:style-name="Таблица2.A2" office:value-type="string">
            <text:p text:style-name="P58">Материалы Т<text:span text:style-name="T72">2</text:span>, руб.</text:p>
          </table:table-cell>
          <table:table-cell table:style-name="Таблица2.B2" office:value-type="string">
            <text:p text:style-name="P59">250</text:p>
          </table:table-cell>
        </table:table-row>
        <table:table-row table:style-name="TableLine94015286962928">
          <table:table-cell table:style-name="Таблица2.A2" office:value-type="string">
            <text:p text:style-name="P58">Материалы Т<text:span text:style-name="T72">3</text:span>, руб.</text:p>
          </table:table-cell>
          <table:table-cell table:style-name="Таблица2.B2" office:value-type="string">
            <text:p text:style-name="P72">400</text:p>
          </table:table-cell>
        </table:table-row>
        <table:table-row table:style-name="TableLine94015286963744">
          <table:table-cell table:style-name="Таблица2.A2" office:value-type="string">
            <text:p text:style-name="P58">Сдельная ЗП Т1, руб.</text:p>
          </table:table-cell>
          <table:table-cell table:style-name="Таблица2.B2" office:value-type="string">
            <text:p text:style-name="P72">110</text:p>
          </table:table-cell>
        </table:table-row>
        <table:table-row table:style-name="TableLine94015286964560">
          <table:table-cell table:style-name="Таблица2.A2" office:value-type="string">
            <text:p text:style-name="P58">Сдельная ЗП Т<text:span text:style-name="T72">2</text:span>, руб.</text:p>
          </table:table-cell>
          <table:table-cell table:style-name="Таблица2.B2" office:value-type="string">
            <text:p text:style-name="P72">100</text:p>
          </table:table-cell>
        </table:table-row>
        <table:table-row table:style-name="TableLine94015286965568">
          <table:table-cell table:style-name="Таблица2.A2" office:value-type="string">
            <text:p text:style-name="P58">Сдельная ЗП Т<text:span text:style-name="T72">3</text:span>, руб.</text:p>
          </table:table-cell>
          <table:table-cell table:style-name="Таблица2.B2" office:value-type="string">
            <text:p text:style-name="P72">80</text:p>
          </table:table-cell>
        </table:table-row>
        <table:table-row table:style-name="TableLine94015286966384">
          <table:table-cell table:style-name="Таблица2.A2" office:value-type="string">
            <text:p text:style-name="P58">Первоначальная стоимость оборудования, руб.</text:p>
          </table:table-cell>
          <table:table-cell table:style-name="Таблица2.B2" office:value-type="string">
            <text:p text:style-name="P72">1 900 000</text:p>
          </table:table-cell>
        </table:table-row>
        <table:table-row table:style-name="TableLine94015286967200">
          <table:table-cell table:style-name="Таблица2.A2" office:value-type="string">
            <text:p text:style-name="P58">Срок полезного использования оборудования, лет</text:p>
          </table:table-cell>
          <table:table-cell table:style-name="Таблица2.B2" office:value-type="string">
            <text:p text:style-name="P72">10</text:p>
          </table:table-cell>
        </table:table-row>
        <table:table-row table:style-name="TableLine94015286968016">
          <table:table-cell table:style-name="Таблица2.A2" office:value-type="string">
            <text:p text:style-name="P58"><text:span text:style-name="T74">О</text:span>клады АУП за год по предприятию, руб.</text:p>
          </table:table-cell>
          <table:table-cell table:style-name="Таблица2.B2" office:value-type="string">
            <text:p text:style-name="P72">1 200 000</text:p>
          </table:table-cell>
        </table:table-row>
        <table:table-row table:style-name="TableLine94015286968832">
          <table:table-cell table:style-name="Таблица2.A2" office:value-type="string">
            <text:p text:style-name="P58"><text:span text:style-name="T74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72">500 000</text:p>
          </table:table-cell>
        </table:table-row>
        <table:table-row table:style-name="TableLine94015286969648">
          <table:table-cell table:style-name="Таблица2.A2" office:value-type="string">
            <text:p text:style-name="P58">Услуги связи, руб.</text:p>
          </table:table-cell>
          <table:table-cell table:style-name="Таблица2.B2" office:value-type="string">
            <text:p text:style-name="P72">150 000</text:p>
          </table:table-cell>
        </table:table-row>
        <table:table-row table:style-name="TableLine94015286970464">
          <table:table-cell table:style-name="Таблица2.A2" office:value-type="string">
            <text:p text:style-name="P58">Аренда помещения, руб.</text:p>
          </table:table-cell>
          <table:table-cell table:style-name="Таблица2.B2" office:value-type="string">
            <text:p text:style-name="P72">1 000 000</text:p>
          </table:table-cell>
        </table:table-row>
        <table:table-row table:style-name="TableLine94015286971280">
          <table:table-cell table:style-name="Таблица2.A2" office:value-type="string">
            <text:p text:style-name="P58">Прочие общехозяйственные расходы, руб.</text:p>
          </table:table-cell>
          <table:table-cell table:style-name="Таблица2.B2" office:value-type="string">
            <text:p text:style-name="P72">170 000</text:p>
          </table:table-cell>
        </table:table-row>
        <table:table-row table:style-name="TableLine94015286972128">
          <table:table-cell table:style-name="Таблица2.A2" office:value-type="string">
            <text:p text:style-name="P58">Затраты на рекламу, руб.</text:p>
          </table:table-cell>
          <table:table-cell table:style-name="Таблица2.B2" office:value-type="string">
            <text:p text:style-name="P72">160 000</text:p>
          </table:table-cell>
        </table:table-row>
        <table:table-row table:style-name="TableLine94015286972976">
          <table:table-cell table:style-name="Таблица2.A2" office:value-type="string">
            <text:p text:style-name="P58">Величина оборотных средств, руб.</text:p>
          </table:table-cell>
          <table:table-cell table:style-name="Таблица2.B2" office:value-type="string">
            <text:p text:style-name="P72">6 000 000</text:p>
          </table:table-cell>
        </table:table-row>
        <table:table-row table:style-name="TableLine94015286973824">
          <table:table-cell table:style-name="Таблица2.A2" office:value-type="string">
            <text:p text:style-name="P58">Цена товара 1, руб.</text:p>
          </table:table-cell>
          <table:table-cell table:style-name="Таблица2.B2" office:value-type="string">
            <text:p text:style-name="P72">1 000</text:p>
          </table:table-cell>
        </table:table-row>
        <table:table-row table:style-name="TableLine94015286974672">
          <table:table-cell table:style-name="Таблица2.A2" office:value-type="string">
            <text:p text:style-name="P58">Цена товара <text:span text:style-name="T72">2</text:span>, руб.</text:p>
          </table:table-cell>
          <table:table-cell table:style-name="Таблица2.B2" office:value-type="string">
            <text:p text:style-name="P72">600</text:p>
          </table:table-cell>
        </table:table-row>
        <table:table-row table:style-name="TableLine94015286975520">
          <table:table-cell table:style-name="Таблица2.A2" office:value-type="string">
            <text:p text:style-name="P58">Цена товара <text:span text:style-name="T72">3</text:span>, руб.</text:p>
          </table:table-cell>
          <table:table-cell table:style-name="Таблица2.B2" office:value-type="string">
            <text:p text:style-name="P72">800</text:p>
          </table:table-cell>
        </table:table-row>
        <table:table-row table:style-name="TableLine94015286976368">
          <table:table-cell table:style-name="Таблица2.A2" office:value-type="string">
            <text:p text:style-name="P58">Доход от использования оборудования в 1 год</text:p>
          </table:table-cell>
          <table:table-cell table:style-name="Таблица2.B2" office:value-type="string">
            <text:p text:style-name="P72">420 000</text:p>
          </table:table-cell>
        </table:table-row>
        <table:table-row table:style-name="TableLine94015286977216">
          <table:table-cell table:style-name="Таблица2.A2" office:value-type="string">
            <text:p text:style-name="P58">Доход от использования оборудования в <text:span text:style-name="T72">2</text:span> год</text:p>
          </table:table-cell>
          <table:table-cell table:style-name="Таблица2.B2" office:value-type="string">
            <text:p text:style-name="P72">400 000</text:p>
          </table:table-cell>
        </table:table-row>
        <table:table-row table:style-name="TableLine94015286978064">
          <table:table-cell table:style-name="Таблица2.A2" office:value-type="string">
            <text:p text:style-name="P58">Доход от использования оборудования в <text:span text:style-name="T72">3</text:span> год</text:p>
          </table:table-cell>
          <table:table-cell table:style-name="Таблица2.B2" office:value-type="string">
            <text:p text:style-name="P72">450 000</text:p>
          </table:table-cell>
        </table:table-row>
        <table:table-row table:style-name="TableLine94015286978912">
          <table:table-cell table:style-name="Таблица2.A2" office:value-type="string">
            <text:p text:style-name="P58"><text:span text:style-name="T72">С</text:span>тавка банковского процента</text:p>
          </table:table-cell>
          <table:table-cell table:style-name="Таблица2.B2" office:value-type="string">
            <text:p text:style-name="P72">22</text:p>
          </table:table-cell>
        </table:table-row>
        <table:table-row table:style-name="TableLine94015286979760">
          <table:table-cell table:style-name="Таблица2.A2" office:value-type="string">
            <text:p text:style-name="P58">Цена продажи оборудования</text:p>
          </table:table-cell>
          <table:table-cell table:style-name="Таблица2.B2" office:value-type="string">
            <text:p text:style-name="P72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2105273234" text:style-name="L1">
        <text:list-item>
          <text:p text:style-name="P174">первоначальная стоимость оборудования — 1 900 000 руб.;</text:p>
        </text:list-item>
        <text:list-item>
          <text:p text:style-name="P174">срок полезного использования оборудования — 10 лет;</text:p>
        </text:list-item>
        <text:list-item>
          <text:p text:style-name="P174"><text:soft-page-break/>оклады АУП за год по предприятию — 1 200 000 руб.;</text:p>
        </text:list-item>
        <text:list-item>
          <text:p text:style-name="P174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75">500 000 + 150 000 + 1 000 000 + 170 000 = 1 820 000 руб.;</text:p>
        </text:list-item>
        <text:list-item>
          <text:p text:style-name="P174">затраты на рекламу за год по предприятию в целом — 160 000 руб.;</text:p>
        </text:list-item>
        <text:list-item>
          <text:p text:style-name="P174">величина оборотных средств предприятия — 6 000 000 руб.</text:p>
        </text:list-item>
      </text:list>
      <text:p text:style-name="P115">Вывод, <text:span text:style-name="T1">были представлены данные, необходимые для выполнения аналитического отчета. Теперь следует начать выполнение такового.</text:span></text:p>
      <text:p text:style-name="P21">2 АНАЛИЗ БИЗНЕС-ПРОЕКТА</text:p>
      <text:p text:style-name="P8"/>
      <text:p text:style-name="P7">2.1 Амортизация</text:p>
      <text:p text:style-name="P9">Амортизация начисляется только на производственное оборудование, на арендованное помещение амортизация не начисляется.<text:span text:style-name="T98">[1]</text:span></text:p>
      <text:p text:style-name="P5"><text:span text:style-name="T3">Н</text:span><text:span text:style-name="T76">а</text:span><text:span text:style-name="T15"> = 1 / Т * 100% = 1 / 10 лет * 100% = 10%</text:span></text:p>
      <text:p text:style-name="P5"><text:span text:style-name="T15">А = С</text:span><text:span text:style-name="T76">перв</text:span><text:span text:style-name="T15"> * Н</text:span><text:span text:style-name="T76">а</text:span><text:span text:style-name="T15"> / 100 = 1 900 000 * 10 / 100 = 190 000 рублей</text:span></text:p>
      <text:p text:style-name="P16">Таким образом, сумма амортизации составляет 190 000 рублей за один отчётный период. Следующим этапом будет вычисление себестоимости единицы каждого вида товара.</text:p>
      <text:p text:style-name="P16"/>
      <text:p text:style-name="P17">2.2 Себестоимости товаров</text:p>
      <text:p text:style-name="P16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p>
      <text:p text:style-name="P6">Алгоритм выполнения данного задания<text:span text:style-name="T100">[2]</text:span>:</text:p>
      <text:list xml:id="list3988173366" text:style-name="WW8Num70">
        <text:list-header>
          <text:p text:style-name="P176"><text:span text:style-name="T97">1) </text:span>Определить прямые затраты на единицу каждого товара;</text:p>
          <text:p text:style-name="P177"/>
        </text:list-header>
      </text:list>
      <text:p text:style-name="P19">Таблица 2.1 – Прямые затраты на единицу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60">Статьи прямых затрат</text:p>
          </table:table-cell>
          <table:table-cell table:style-name="Таблица3.A1" office:value-type="string">
            <text:p text:style-name="P32">Товар 1</text:p>
          </table:table-cell>
          <table:table-cell table:style-name="Таблица3.A1" office:value-type="string">
            <text:p text:style-name="P32">Товар 2</text:p>
          </table:table-cell>
          <table:table-cell table:style-name="Таблица3.A1" office:value-type="string">
            <text:p text:style-name="P32">Товар 3</text:p>
          </table:table-cell>
        </table:table-row>
        <table:table-row table:style-name="Таблица3.1">
          <table:table-cell table:style-name="Таблица3.A1" office:value-type="string">
            <text:p text:style-name="P62">Материалы</text:p>
          </table:table-cell>
          <table:table-cell table:style-name="Таблица3.A1" office:value-type="string">
            <text:p text:style-name="P35">250</text:p>
          </table:table-cell>
          <table:table-cell table:style-name="Таблица3.A1" office:value-type="string">
            <text:p text:style-name="P35">250</text:p>
          </table:table-cell>
          <table:table-cell table:style-name="Таблица3.A1" office:value-type="string">
            <text:p text:style-name="P35">400</text:p>
          </table:table-cell>
        </table:table-row>
        <table:table-row table:style-name="Таблица3.1">
          <table:table-cell table:style-name="Таблица3.A1" office:value-type="string">
            <text:p text:style-name="P62">Сдельная ЗП</text:p>
          </table:table-cell>
          <table:table-cell table:style-name="Таблица3.A1" office:value-type="string">
            <text:p text:style-name="P35">110</text:p>
          </table:table-cell>
          <table:table-cell table:style-name="Таблица3.A1" office:value-type="string">
            <text:p text:style-name="P35">100</text:p>
          </table:table-cell>
          <table:table-cell table:style-name="Таблица3.A1" office:value-type="string">
            <text:p text:style-name="P35">80</text:p>
          </table:table-cell>
        </table:table-row>
        <table:table-row table:style-name="Таблица3.1">
          <table:table-cell table:style-name="Таблица3.A4" office:value-type="string">
            <text:p text:style-name="P63">Взносы на соц. Страхование</text:p>
          </table:table-cell>
          <table:table-cell table:style-name="Таблица3.A4" office:value-type="string">
            <text:p text:style-name="P36">33</text:p>
          </table:table-cell>
          <table:table-cell table:style-name="Таблица3.A4" office:value-type="string">
            <text:p text:style-name="P36">30</text:p>
          </table:table-cell>
          <table:table-cell table:style-name="Таблица3.A4" office:value-type="string">
            <text:p text:style-name="P36">24</text:p>
          </table:table-cell>
        </table:table-row>
        <table:table-row table:style-name="Таблица3.1">
          <table:table-cell table:style-name="Таблица3.A1" office:value-type="string">
            <text:p text:style-name="P60">Итого прямые затраты, руб.</text:p>
          </table:table-cell>
          <table:table-cell table:style-name="Таблица3.A1" office:value-type="string">
            <text:p text:style-name="P35">3<text:span text:style-name="T94">93</text:span></text:p>
          </table:table-cell>
          <table:table-cell table:style-name="Таблица3.A1" office:value-type="string">
            <text:p text:style-name="P35">3<text:span text:style-name="T94">80</text:span></text:p>
          </table:table-cell>
          <table:table-cell table:style-name="Таблица3.A1" office:value-type="string">
            <text:p text:style-name="P36">504</text:p>
          </table:table-cell>
        </table:table-row>
        <table:table-row table:style-name="Таблица3.1">
          <table:table-cell table:style-name="Таблица3.A4" office:value-type="string">
            <text:p text:style-name="P60">Итого прямые затраты по предприятию</text:p>
          </table:table-cell>
          <table:table-cell table:style-name="Таблица3.A4" table:number-columns-spanned="3" office:value-type="string">
            <text:p text:style-name="P35">5 821 500</text:p>
          </table:table-cell>
          <table:covered-table-cell/>
          <table:covered-table-cell/>
        </table:table-row>
      </table:table>
      <text:p text:style-name="P93"/>
      <text:p text:style-name="P19">2) Все косвенные затраты разделить на три группы: общепроизводственные, общехозяйственные расходы, внепроизводственные расходы;</text:p>
      <text:p text:style-name="P93"/>
      <text:p text:style-name="P93"/>
      <text:p text:style-name="P110"><text:soft-page-break/></text:p>
      <text:p text:style-name="P19">Таблица 2.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0">Статьи косвенных затрат</text:p>
          </table:table-cell>
          <table:table-cell table:style-name="Таблица4.A1" office:value-type="string">
            <text:p text:style-name="P32">Сумма за год, руб.</text:p>
          </table:table-cell>
          <table:table-cell table:style-name="Таблица4.A1" office:value-type="string">
            <text:p text:style-name="P32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60">Амортизационные отчисления</text:p>
          </table:table-cell>
          <table:table-cell table:style-name="Таблица4.A1" office:value-type="string">
            <text:p text:style-name="P35">190 000</text:p>
          </table:table-cell>
          <table:table-cell table:style-name="Таблица4.A1" office:value-type="string">
            <text:p text:style-name="P33"><text:span text:style-name="T102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0">Оклады АУП предприятия</text:p>
          </table:table-cell>
          <table:table-cell table:style-name="Таблица4.A1" office:value-type="string">
            <text:p text:style-name="P35">1 20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0">Взносы на соц. Страхование</text:p>
          </table:table-cell>
          <table:table-cell table:style-name="Таблица4.A1" office:value-type="string">
            <text:p text:style-name="P35">360 000</text:p>
          </table:table-cell>
          <table:table-cell table:style-name="Таблица4.A1" office:value-type="string">
            <text:p text:style-name="P37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4"><text:span text:style-name="T74">Р</text:span>асходы на содержание и эксплуатацию об.</text:p>
          </table:table-cell>
          <table:table-cell table:style-name="Таблица4.A1" office:value-type="string">
            <text:p text:style-name="P41">500 000</text:p>
          </table:table-cell>
          <table:table-cell table:style-name="Таблица4.A1" office:value-type="string">
            <text:p text:style-name="P37"><text:span text:style-name="T101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5">Услуги связи</text:p>
          </table:table-cell>
          <table:table-cell table:style-name="Таблица4.A1" office:value-type="string">
            <text:p text:style-name="P41">150 000</text:p>
          </table:table-cell>
          <table:table-cell table:style-name="Таблица4.A1" office:value-type="string">
            <text:p text:style-name="P38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65">Аренда помещения</text:p>
          </table:table-cell>
          <table:table-cell table:style-name="Таблица4.A1" office:value-type="string">
            <text:p text:style-name="P41">1 000 000</text:p>
          </table:table-cell>
          <table:table-cell table:style-name="Таблица4.A1" office:value-type="string">
            <text:p text:style-name="P38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5">Прочие общехозяйственные расходы</text:p>
          </table:table-cell>
          <table:table-cell table:style-name="Таблица4.A8" office:value-type="string">
            <text:p text:style-name="P41">170 000</text:p>
          </table:table-cell>
          <table:table-cell table:style-name="Таблица4.A8" office:value-type="string">
            <text:p text:style-name="P38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65">Затраты на рекламу</text:p>
          </table:table-cell>
          <table:table-cell table:style-name="Таблица4.A8" office:value-type="string">
            <text:p text:style-name="P41">160 000</text:p>
          </table:table-cell>
          <table:table-cell table:style-name="Таблица4.A8" office:value-type="string">
            <text:p text:style-name="P39"><text:span text:style-name="T94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60">Итого косвенные затраты</text:p>
          </table:table-cell>
          <table:table-cell table:style-name="Таблица4.A1" office:value-type="string">
            <text:p text:style-name="P36">3 730 000</text:p>
          </table:table-cell>
          <table:table-cell table:style-name="Таблица4.A1" office:value-type="string">
            <text:p text:style-name="P32">–</text:p>
          </table:table-cell>
        </table:table-row>
      </table:table>
      <text:p text:style-name="P93"/>
      <text:p text:style-name="P147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47"/>
      <text:p text:style-name="P148">Таблица 2.3 – Косвенные затраты предприятия за год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015287069312">
          <table:table-cell table:style-name="Таблица1.A1" office:value-type="string">
            <text:p text:style-name="P73">Вид косвенных затрат</text:p>
          </table:table-cell>
          <table:table-cell table:style-name="Таблица1.B1" office:value-type="string">
            <text:p text:style-name="P146">Сумма за год, руб.</text:p>
          </table:table-cell>
        </table:table-row>
        <table:table-row table:style-name="TableLine94015287115552">
          <table:table-cell table:style-name="Таблица1.A2" office:value-type="string">
            <text:p text:style-name="P33"><text:span text:style-name="T102">О</text:span>бщепроизводственные расходы</text:p>
          </table:table-cell>
          <table:table-cell table:style-name="Таблица1.B2" office:value-type="string">
            <text:p text:style-name="P73"><text:span text:style-name="T102">690</text:span> 000</text:p>
          </table:table-cell>
        </table:table-row>
        <table:table-row table:style-name="TableLine94015287116704">
          <table:table-cell table:style-name="Таблица1.A2" office:value-type="string">
            <text:p text:style-name="P40">Общехозяйственные расходы</text:p>
          </table:table-cell>
          <table:table-cell table:style-name="Таблица1.B2" office:value-type="string">
            <text:p text:style-name="P73"><text:span text:style-name="T102">2 880</text:span> 000</text:p>
          </table:table-cell>
        </table:table-row>
        <table:table-row table:style-name="TableLine94015287117312">
          <table:table-cell table:style-name="Таблица1.A2" office:value-type="string">
            <text:p text:style-name="P40"><text:span text:style-name="T94">В</text:span>непроизводственные расходы</text:p>
          </table:table-cell>
          <table:table-cell table:style-name="Таблица1.B2" office:value-type="string">
            <text:p text:style-name="P73">160 000</text:p>
          </table:table-cell>
        </table:table-row>
        <table:table-row table:style-name="TableLine94015287118000">
          <table:table-cell table:style-name="Таблица1.A2" office:value-type="string">
            <text:p text:style-name="P66">Итого косвенные затраты</text:p>
          </table:table-cell>
          <table:table-cell table:style-name="Таблица1.B2" office:value-type="string">
            <text:p text:style-name="P73">3 730 000</text:p>
          </table:table-cell>
        </table:table-row>
      </table:table>
      <text:p text:style-name="P147"/>
      <text:p text:style-name="P128">3)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30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130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ы соответствующего товара:</text:p>
      <text:p text:style-name="P131"><text:soft-page-break/></text:p>
      <text:p text:style-name="P132"><text:span text:style-name="T17">S</text:span><text:span text:style-name="T77">осн. з. п. основ. рабоч в цехе </text:span><text:span text:style-name="T17">= </text:span><text:span text:style-name="T22">Σ(С</text:span><text:span text:style-name="T77">осн. з. п. основ. рабоч в цехе </text:span><text:span text:style-name="T80">на товар </text:span><text:span text:style-name="T20">*</text:span><text:span text:style-name="T21">V</text:span><text:span text:style-name="T81">производства товара</text:span><text:span text:style-name="T22">)</text:span></text:p>
      <text:p text:style-name="P131"><text:span text:style-name="T17">S</text:span><text:span text:style-name="T77">осн. з. п. основ. рабоч в цехе </text:span><text:span text:style-name="T17">= 5500*110 + 3000*100 + 5000*80 = 1 305 000</text:span></text:p>
      <text:p text:style-name="P149"/>
      <text:p text:style-name="P133"><text:span text:style-name="T17">S</text:span><text:span text:style-name="T77">осн. з. п. основ. рабоч на заводе </text:span><text:span text:style-name="T17">= S</text:span><text:span text:style-name="T77">осн. з. п. основ. рабоч в цехе <text:s/></text:span><text:span text:style-name="T23">+ </text:span><text:span text:style-name="T17">S</text:span><text:span text:style-name="T82">окладов АУП</text:span></text:p>
      <text:p text:style-name="P131"><text:span text:style-name="T17">S</text:span><text:span text:style-name="T77">осн. з. п. основ. рабоч на заводе </text:span><text:span text:style-name="T17">= </text:span><text:span text:style-name="T18">1 </text:span><text:span text:style-name="T17">305 000</text:span></text:p>
      <text:p text:style-name="P124"/>
      <text:p text:style-name="P137">Далее, становится возможным вычислить требуемые коэффициенты:</text:p>
      <text:p text:style-name="P124"/>
      <text:p text:style-name="P136">K<text:span text:style-name="T75">общепр. </text:span><text:span text:style-name="T77">р</text:span><text:span text:style-name="T75">асходов</text:span><text:span text:style-name="T14"> = S</text:span><text:span text:style-name="T75">общепр. </text:span><text:span text:style-name="T77">р</text:span><text:span text:style-name="T75">асходов</text:span><text:span text:style-name="T14"> / S</text:span><text:span text:style-name="T75">осн. з. п. основ. рабоч в цехе</text:span></text:p>
      <text:p text:style-name="P136"><text:span text:style-name="T77"><text:tab/><text:tab/></text:span><text:span text:style-name="T17">= </text:span><text:span text:style-name="T30">690</text:span><text:span text:style-name="T17"> 000 / 1 305 000 = </text:span><text:span text:style-name="T64">0,528736</text:span></text:p>
      <text:p text:style-name="P136"><text:span text:style-name="T17">K</text:span><text:span text:style-name="T77">общехоз. расходов</text:span><text:span text:style-name="T17"> = S</text:span><text:span text:style-name="T77">общехоз. расходов</text:span><text:span text:style-name="T17"> / S</text:span><text:span text:style-name="T77">осн. з. п. основ. рабоч на заводе</text:span></text:p>
      <text:p text:style-name="P136"><text:span text:style-name="T77"><text:tab/><text:tab/></text:span><text:span text:style-name="T17">= </text:span><text:span text:style-name="T30">2 880</text:span><text:span text:style-name="T18"> 000 / 1 </text:span><text:span text:style-name="T17">305 000</text:span><text:span text:style-name="T18"> = </text:span><text:span text:style-name="T64">2,206897</text:span></text:p>
      <text:p text:style-name="P136"><text:span text:style-name="T17">K</text:span><text:span text:style-name="T78">РСЭО</text:span><text:span text:style-name="T17"> = S</text:span><text:span text:style-name="T78">РСЭО цеха</text:span><text:span text:style-name="T17"> / S</text:span><text:span text:style-name="T77">осн. з. п. основ. рабоч на заводе</text:span></text:p>
      <text:p text:style-name="P136"><text:span text:style-name="T77"><text:tab/><text:tab/></text:span><text:span text:style-name="T17">= </text:span><text:span text:style-name="T18">500 000 / 1 </text:span><text:span text:style-name="T17">305 000</text:span><text:span text:style-name="T18"> = 0,38</text:span><text:span text:style-name="T69">3141</text:span></text:p>
      <text:p text:style-name="P142"><text:span text:style-name="T17">К</text:span><text:span text:style-name="T86">вне</text:span><text:span text:style-name="T77">пр расходов</text:span><text:span text:style-name="T17"> = S</text:span><text:span text:style-name="T86">вне</text:span><text:span text:style-name="T77">пр. Расходов</text:span><text:span text:style-name="T17"> / S</text:span><text:span text:style-name="T91">завод с/с</text:span><text:span text:style-name="T17"> = S</text:span><text:span text:style-name="T86">вне</text:span><text:span text:style-name="T77">пр. Расходов</text:span><text:span text:style-name="T17"> / </text:span><text:span text:style-name="T69">(</text:span><text:span text:style-name="T65">S</text:span><text:span text:style-name="T92">прям.р </text:span><text:span text:style-name="T66">+ </text:span><text:span text:style-name="T65">S</text:span><text:span text:style-name="T92">общепр.р</text:span><text:span text:style-name="T66">+ </text:span><text:span text:style-name="T65">S</text:span><text:span text:style-name="T92">общехоз.р </text:span><text:span text:style-name="T69">)</text:span></text:p>
      <text:p text:style-name="P142"><text:span text:style-name="T66"><text:tab/><text:tab/></text:span><text:span text:style-name="T67">= 160 000 / (</text:span><text:span text:style-name="T38">5 821 500 </text:span><text:span text:style-name="T41">+ </text:span><text:span text:style-name="T42">690</text:span><text:span text:style-name="T43"> 000 </text:span><text:span text:style-name="T41">+ </text:span><text:span text:style-name="T42">2 880</text:span><text:span text:style-name="T43"> 000</text:span><text:span text:style-name="T67">)</text:span></text:p>
      <text:p text:style-name="P142"><text:span text:style-name="T67"><text:tab/><text:tab/>= 160 000 / </text:span><text:span text:style-name="T68">9 391 500 = 0,017037</text:span></text:p>
      <text:p text:style-name="P124"/>
      <text:p text:style-name="P128">4)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143">Расчеты будут производиться с использованием ранее вычисленных коэффициентов по следующим формулам:</text:p>
      <text:p text:style-name="P128"/>
      <text:p text:style-name="P128">S<text:span text:style-name="T75">общепр. Расходов на единицу товара</text:span> = С<text:span text:style-name="T75">сдельная зп на товар</text:span> * К<text:span text:style-name="T75">общепр расходов</text:span></text:p>
      <text:p text:style-name="P128">S<text:span text:style-name="T75">общехоз. Расходов на единицу товара</text:span> = С<text:span text:style-name="T75">сдельная зп на товар</text:span> * К<text:span text:style-name="T75">общехоз расходов</text:span></text:p>
      <text:p text:style-name="P128">S<text:span text:style-name="T75">внепр. Расходов на единицу товара</text:span> = С<text:span text:style-name="T75">сдельная зп на товар</text:span> * К<text:span text:style-name="T75">внепр расходов</text:span></text:p>
      <text:p text:style-name="P128"/>
      <text:p text:style-name="P144"><text:span text:style-name="T117">Вычисление</text:span><text:span text:style-name="T118"> общепроизводственных расходов:</text:span></text:p>
      <text:p text:style-name="P125"><text:soft-page-break/></text:p>
      <text:p text:style-name="P134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4">0,528736 </text:span><text:span text:style-name="T20">= </text:span><text:span text:style-name="T30">58,16</text:span><text:span text:style-name="T20"> руб</text:span></text:p>
      <text:p text:style-name="P134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 </text:span><text:span text:style-name="T23">100</text:span><text:span text:style-name="T17"> * </text:span><text:span text:style-name="T64">0,528736 </text:span><text:span text:style-name="T20">= </text:span><text:span text:style-name="T30">52,87</text:span><text:span text:style-name="T20"> руб</text:span></text:p>
      <text:p text:style-name="P134"><text:span text:style-name="T20">S</text:span><text:span text:style-name="T80">общепр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4">0,528736 </text:span><text:span text:style-name="T20">= </text:span><text:span text:style-name="T30">42,30</text:span><text:span text:style-name="T20"> руб</text:span></text:p>
      <text:p text:style-name="P126"/>
      <text:p text:style-name="P138"><text:span text:style-name="T96">Вычисление</text:span> общехозяйственных расходов:</text:p>
      <text:p text:style-name="P126"/>
      <text:p text:style-name="P134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4">2,206897</text:span><text:span text:style-name="T20"> = </text:span><text:span text:style-name="T30">242,76</text:span><text:span text:style-name="T20"> руб</text:span></text:p>
      <text:p text:style-name="P134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 </text:span><text:span text:style-name="T23">100</text:span><text:span text:style-name="T17"> * </text:span><text:span text:style-name="T64">2,206897</text:span><text:span text:style-name="T20"> = </text:span><text:span text:style-name="T30">220,69</text:span><text:span text:style-name="T20"> руб</text:span></text:p>
      <text:p text:style-name="P134"><text:span text:style-name="T20">S</text:span><text:span text:style-name="T80">общехоз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4">2,206897</text:span><text:span text:style-name="T20"> = </text:span><text:span text:style-name="T30">176,55</text:span><text:span text:style-name="T23"> </text:span><text:span text:style-name="T20">руб</text:span></text:p>
      <text:p text:style-name="P126"/>
      <text:p text:style-name="P138"><text:span text:style-name="T96">Вычисление</text:span> <text:span text:style-name="T95">внепроизводственных</text:span> расходов:</text:p>
      <text:p text:style-name="P126"/>
      <text:p text:style-name="P135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1</text:span><text:span text:style-name="T20"> </text:span><text:span text:style-name="T19">= </text:span><text:span text:style-name="T23">110</text:span><text:span text:style-name="T17"> * </text:span><text:span text:style-name="T68">0,017037</text:span><text:span text:style-name="T20"> = </text:span><text:span text:style-name="T70">1,87</text:span><text:span text:style-name="T20"> руб</text:span></text:p>
      <text:p text:style-name="P135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2</text:span><text:span text:style-name="T20"> </text:span><text:span text:style-name="T19">=</text:span><text:span text:style-name="T20"> </text:span><text:span text:style-name="T23">100</text:span><text:span text:style-name="T17"> * </text:span><text:span text:style-name="T68">0,017037</text:span><text:span text:style-name="T20"> = </text:span><text:span text:style-name="T23">1,</text:span><text:span text:style-name="T70">70</text:span><text:span text:style-name="T20"> руб</text:span></text:p>
      <text:p text:style-name="P135"><text:span text:style-name="T20">S</text:span><text:span text:style-name="T81">внепроизв</text:span><text:span text:style-name="T80">. </text:span><text:span text:style-name="T77">Р</text:span><text:span text:style-name="T80">асходов </text:span><text:span text:style-name="T79">на </text:span><text:span text:style-name="T80">единицу товара 3</text:span><text:span text:style-name="T20"> </text:span><text:span text:style-name="T19">= </text:span><text:span text:style-name="T23">80</text:span><text:span text:style-name="T17"> * </text:span><text:span text:style-name="T68">0,017037</text:span><text:span text:style-name="T20"> = </text:span><text:span text:style-name="T70">1</text:span><text:span text:style-name="T23">,</text:span><text:span text:style-name="T70">36</text:span><text:span text:style-name="T20"> руб</text:span></text:p>
      <text:p text:style-name="P124"/>
      <text:p text:style-name="P128">5) Рассчитать полную себестоимость единицы продукции, составить три калькуляции.</text:p>
      <text:p text:style-name="P124"/>
      <text:p text:style-name="P128">Таблица 2.4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61">Статьи затрат, руб.</text:p>
          </table:table-cell>
          <table:table-cell table:style-name="Таблица5.A1" office:value-type="string">
            <text:p text:style-name="P34">Товар 1</text:p>
          </table:table-cell>
          <table:table-cell table:style-name="Таблица5.A1" office:value-type="string">
            <text:p text:style-name="P34">Товар 2</text:p>
          </table:table-cell>
          <table:table-cell table:style-name="Таблица5.A1" office:value-type="string">
            <text:p text:style-name="P34">Товар 3</text:p>
          </table:table-cell>
        </table:table-row>
        <table:table-row table:style-name="Таблица5.2">
          <table:table-cell table:style-name="Таблица5.A1" office:value-type="string">
            <text:p text:style-name="P61">Материалы</text:p>
          </table:table-cell>
          <table:table-cell table:style-name="Таблица5.A1" office:value-type="string">
            <text:p text:style-name="P42">250</text:p>
          </table:table-cell>
          <table:table-cell table:style-name="Таблица5.A1" office:value-type="string">
            <text:p text:style-name="P42">250</text:p>
          </table:table-cell>
          <table:table-cell table:style-name="Таблица5.A1" office:value-type="string">
            <text:p text:style-name="P42">400</text:p>
          </table:table-cell>
        </table:table-row>
        <table:table-row table:style-name="Таблица5.3">
          <table:table-cell table:style-name="Таблица5.A1" office:value-type="string">
            <text:p text:style-name="P61">Основная заработная плата основных рабочих</text:p>
          </table:table-cell>
          <table:table-cell table:style-name="Таблица5.A1" office:value-type="string">
            <text:p text:style-name="P42">110</text:p>
          </table:table-cell>
          <table:table-cell table:style-name="Таблица5.A1" office:value-type="string">
            <text:p text:style-name="P42">100</text:p>
          </table:table-cell>
          <table:table-cell table:style-name="Таблица5.A1" office:value-type="string">
            <text:p text:style-name="P42">80</text:p>
          </table:table-cell>
        </table:table-row>
        <table:table-row table:style-name="Таблица5.3">
          <table:table-cell table:style-name="Таблица5.A4" office:value-type="string">
            <text:p text:style-name="P63">Взносы на соц. Страхование</text:p>
          </table:table-cell>
          <table:table-cell table:style-name="Таблица5.A4" office:value-type="string">
            <text:p text:style-name="P36">33</text:p>
          </table:table-cell>
          <table:table-cell table:style-name="Таблица5.A4" office:value-type="string">
            <text:p text:style-name="P36">30</text:p>
          </table:table-cell>
          <table:table-cell table:style-name="Таблица5.A4" office:value-type="string">
            <text:p text:style-name="P36">24</text:p>
          </table:table-cell>
        </table:table-row>
        <table:table-row table:style-name="Таблица5.5">
          <table:table-cell table:style-name="Таблица5.A1" office:value-type="string">
            <text:p text:style-name="P67">Общепроизводственные расходы</text:p>
          </table:table-cell>
          <table:table-cell table:style-name="Таблица5.A1" office:value-type="string">
            <text:p text:style-name="P47">58,16</text:p>
          </table:table-cell>
          <table:table-cell table:style-name="Таблица5.A1" office:value-type="string">
            <text:p text:style-name="P47">52,87</text:p>
          </table:table-cell>
          <table:table-cell table:style-name="Таблица5.A1" office:value-type="string">
            <text:p text:style-name="P47">42,30</text:p>
          </table:table-cell>
        </table:table-row>
        <table:table-row table:style-name="Таблица5.6">
          <table:table-cell table:style-name="Таблица5.A1" office:value-type="string">
            <text:p text:style-name="P67">Общехозяйственные расходы</text:p>
          </table:table-cell>
          <table:table-cell table:style-name="Таблица5.A1" office:value-type="string">
            <text:p text:style-name="P47">242,76</text:p>
          </table:table-cell>
          <table:table-cell table:style-name="Таблица5.A1" office:value-type="string">
            <text:p text:style-name="P47">220,69</text:p>
          </table:table-cell>
          <table:table-cell table:style-name="Таблица5.A1" office:value-type="string">
            <text:p text:style-name="P47">176,55</text:p>
          </table:table-cell>
        </table:table-row>
        <table:table-row table:style-name="Таблица5.7">
          <table:table-cell table:style-name="Таблица5.A1" office:value-type="string">
            <text:p text:style-name="P61">Внепроизводственные расходы</text:p>
          </table:table-cell>
          <table:table-cell table:style-name="Таблица5.A1" office:value-type="string">
            <text:p text:style-name="P48">1,<text:span text:style-name="T116">87</text:span></text:p>
          </table:table-cell>
          <table:table-cell table:style-name="Таблица5.A1" office:value-type="string">
            <text:p text:style-name="P49">1,<text:span text:style-name="T116">70</text:span></text:p>
          </table:table-cell>
          <table:table-cell table:style-name="Таблица5.A1" office:value-type="string">
            <text:p text:style-name="P50">1,36</text:p>
          </table:table-cell>
        </table:table-row>
        <table:table-row table:style-name="Таблица5.8">
          <table:table-cell table:style-name="Таблица5.A1" office:value-type="string">
            <text:p text:style-name="P61">Полная себестоимость единицы продукции </text:p>
          </table:table-cell>
          <table:table-cell table:style-name="Таблица5.A1" office:value-type="string">
            <text:p text:style-name="P45">695,79</text:p>
          </table:table-cell>
          <table:table-cell table:style-name="Таблица5.A1" office:value-type="string">
            <text:p text:style-name="P43">6<text:span text:style-name="T119">5</text:span>5,<text:span text:style-name="T119">26</text:span></text:p>
          </table:table-cell>
          <table:table-cell table:style-name="Таблица5.A1" office:value-type="string">
            <text:p text:style-name="P44">7<text:span text:style-name="T119">24,21</text:span></text:p>
          </table:table-cell>
        </table:table-row>
      </table:table>
      <text:p text:style-name="P94"/>
      <text:p text:style-name="P105">Таким образом, полная себестоимость товара 1 составляет <text:span text:style-name="T119">695,79</text:span> руб., товара 2 <text:span text:style-name="T62">—</text:span> <text:span text:style-name="T119">655,26</text:span> руб., товара 3 <text:span text:style-name="T62">—</text:span> <text:span text:style-name="T119">724,21</text:span> руб., прямые затраты по <text:soft-page-break/>предприятию <text:span text:style-name="T62">—</text:span> <text:span text:style-name="T106">5 821 500 руб., а косвенные </text:span><text:span text:style-name="T62">—</text:span><text:span text:style-name="T106"> </text:span><text:span text:style-name="T108">3 730 000 руб. Теперь необходимо перейти к определению рентабельности продаж и затрат, а также рентабельности основного и оборотного капиталов.</text:span></text:p>
      <text:p text:style-name="P104"/>
      <text:p text:style-name="P116">2.3 Рентабельность операций и капиталов</text:p>
      <text:p text:style-name="P128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p>
      <text:p text:style-name="P106">Алгоритм выполнения данного задания<text:span text:style-name="T99">[3]</text:span>:</text:p>
      <text:list xml:id="list182925262907284" text:continue-numbering="true" text:style-name="WW8Num70">
        <text:list-item>
          <text:p text:style-name="P181"><text:s/>рассчитать годовую выручку предприятия;</text:p>
        </text:list-item>
      </text:list>
      <text:p text:style-name="P158"/>
      <text:p text:style-name="P162">V<text:span text:style-name="T75">р</text:span><text:span text:style-name="T14">=5500*</text:span><text:span text:style-name="T25">1000</text:span><text:span text:style-name="T14"> + 3000*</text:span><text:span text:style-name="T25">600</text:span><text:span text:style-name="T14">+ 5000*</text:span><text:span text:style-name="T25">800</text:span><text:span text:style-name="T14"> = </text:span><text:span text:style-name="T25">11 300 000</text:span></text:p>
      <text:p text:style-name="P158"/>
      <text:list xml:id="list182924935580417" text:continue-numbering="true" text:style-name="WW8Num70">
        <text:list-item>
          <text:p text:style-name="P182"><text:s/>рассчитать полную себестоимость за год; </text:p>
          <text:p text:style-name="P185"/>
          <text:p text:style-name="P186"><text:span text:style-name="T24">c/c</text:span><text:span text:style-name="T83">полн</text:span><text:span text:style-name="T24">=</text:span><text:span text:style-name="T31"> </text:span><text:span text:style-name="T47">S</text:span><text:span text:style-name="T89">косв. з </text:span><text:span text:style-name="T39">+ </text:span><text:span text:style-name="T47">S</text:span><text:span text:style-name="T89">прям. з </text:span><text:span text:style-name="T39">= 3 730 000 + </text:span><text:span text:style-name="T38">5 821 500 = 9 551 500</text:span></text:p>
          <text:p text:style-name="P184"/>
        </text:list-item>
        <text:list-item>
          <text:p text:style-name="P181"><text:s/>рассчитать годовую прибыль от продаж;</text:p>
        </text:list-item>
      </text:list>
      <text:p text:style-name="P158"/>
      <text:p text:style-name="P163">П = V<text:span text:style-name="T75">р</text:span><text:span text:style-name="T14"> — с/с</text:span><text:span text:style-name="T75">полн</text:span><text:span text:style-name="T14">=11 300 000 — </text:span><text:span text:style-name="T38">9 551 500</text:span><text:span text:style-name="T14"> = </text:span><text:span text:style-name="T31">1 748 500</text:span></text:p>
      <text:p text:style-name="P158"/>
      <text:list xml:id="list182925482186655" text:continue-numbering="true" text:style-name="WW8Num70">
        <text:list-item>
          <text:p text:style-name="P181"><text:s/>рассчитать рентабельность продаж, рентабельность затрат;</text:p>
        </text:list-item>
      </text:list>
      <text:p text:style-name="P159"/>
      <text:p text:style-name="P164"><text:span text:style-name="T14">р</text:span><text:span text:style-name="T75">о </text:span><text:span text:style-name="T14">= П / <text:s/>V</text:span><text:span text:style-name="T75">р </text:span><text:span text:style-name="T14">* 100% = </text:span><text:span text:style-name="T31">1 748 500</text:span><text:span text:style-name="T14"> / 11 300 000 * 100% = 1</text:span><text:span text:style-name="T32">5,47</text:span><text:span text:style-name="T14">%</text:span></text:p>
      <text:p text:style-name="P164"><text:span text:style-name="T14">р</text:span><text:span text:style-name="T87">з</text:span><text:span text:style-name="T75"> </text:span><text:span text:style-name="T14">= П / <text:s/>с/с</text:span><text:span text:style-name="T75">полн </text:span><text:span text:style-name="T14">* 100% = </text:span><text:span text:style-name="T31">1 748 500</text:span><text:span text:style-name="T14"> / </text:span><text:span text:style-name="T24">9 </text:span><text:span text:style-name="T31">551 500</text:span><text:span text:style-name="T14">* 100% = </text:span><text:span text:style-name="T32">18,31</text:span><text:span text:style-name="T14">%</text:span></text:p>
      <text:p text:style-name="P158"/>
      <text:list xml:id="list182926102399428" text:continue-numbering="true" text:style-name="WW8Num70">
        <text:list-item>
          <text:p text:style-name="P181"><text:s/>рассчитать остаточную стоимость основных средств (на конец первого года);</text:p>
        </text:list-item>
      </text:list>
      <text:p text:style-name="P160"/>
      <text:p text:style-name="P165"><text:soft-page-break/><text:span text:style-name="T14">S</text:span><text:span text:style-name="T75">ост</text:span><text:span text:style-name="T14"> = S</text:span><text:span text:style-name="T75">перв</text:span><text:span text:style-name="T14"> - А</text:span></text:p>
      <text:p text:style-name="P166"><text:span text:style-name="T14">S</text:span><text:span text:style-name="T75">кг</text:span><text:span text:style-name="T14"> = </text:span><text:span text:style-name="T26">1 900 000 - </text:span><text:span text:style-name="T31">190 000</text:span><text:span text:style-name="T26"> = </text:span><text:span text:style-name="T32">1 710 000</text:span></text:p>
      <text:p text:style-name="P158"/>
      <text:list xml:id="list182925754514174" text:continue-numbering="true" text:style-name="WW8Num70">
        <text:list-item>
          <text:p text:style-name="P181"><text:s/>найти среднегодовую стоимость основных средств;</text:p>
        </text:list-item>
      </text:list>
      <text:p text:style-name="P156"/>
      <text:p text:style-name="P157">S<text:span text:style-name="T75">осн ср</text:span><text:span text:style-name="T14"> = (</text:span><text:span text:style-name="T53">S</text:span><text:span text:style-name="T90">кг</text:span><text:span text:style-name="T53"> + </text:span><text:span text:style-name="T14">S</text:span><text:span text:style-name="T75">н</text:span><text:span text:style-name="T90">г</text:span><text:span text:style-name="T14">) / 2 = (</text:span><text:span text:style-name="T32">1 710 000</text:span><text:span text:style-name="T14"> + 1 900 000) / 2 = </text:span><text:span text:style-name="T33">1 805 000</text:span></text:p>
      <text:p text:style-name="P156"/>
      <text:p text:style-name="P104">Остаточную и среднегодовую стоимость считаем только по оборудованию, поскольку помещение взято в аренду.</text:p>
      <text:list xml:id="list182924529324236" text:continue-numbering="true" text:style-name="WW8Num70">
        <text:list-item>
          <text:p text:style-name="P183"><text:s/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61"/>
      <text:p text:style-name="P167">Р<text:span text:style-name="T75">осн кап</text:span><text:span text:style-name="T14"> = П</text:span><text:span text:style-name="T75">до налог</text:span><text:span text:style-name="T14"> / S</text:span><text:span text:style-name="T75">осн ср</text:span><text:span text:style-name="T14"> * 100%</text:span></text:p>
      <text:p text:style-name="P171"/>
      <text:p text:style-name="P171">Прибыль до налогообложения соответствует прибыли от реализации, поскольку рабочий год не сопровождался прочими доходами и расходами. Поэтому:</text:p>
      <text:p text:style-name="P171"/>
      <text:p text:style-name="P168"><text:span text:style-name="T14">Р</text:span><text:span text:style-name="T75">осн кап</text:span><text:span text:style-name="T14"> = </text:span><text:span text:style-name="T31">1 748 500</text:span><text:span text:style-name="T14"> / </text:span><text:span text:style-name="T33">1 805 000</text:span><text:span text:style-name="T14"> * 100% =</text:span><text:span text:style-name="T32"> 96,87</text:span><text:span text:style-name="T27">%</text:span></text:p>
      <text:p text:style-name="P161"/>
      <text:list xml:id="list182924629534196" text:continue-numbering="true" text:style-name="WW8Num70">
        <text:list-item>
          <text:p text:style-name="P178">рассчитать рентабельность оборотного капитала</text:p>
        </text:list-item>
      </text:list>
      <text:p text:style-name="P107"/>
      <text:p text:style-name="P169"><text:span text:style-name="T14">Р</text:span><text:span text:style-name="T75">осн кап</text:span><text:span text:style-name="T14"> = П</text:span><text:span text:style-name="T75">до налог</text:span><text:span text:style-name="T14"> / S</text:span><text:span text:style-name="T84">об</text:span><text:span text:style-name="T75"> </text:span><text:span text:style-name="T84">кап</text:span><text:span text:style-name="T14"> * 100%</text:span></text:p>
      <text:p text:style-name="P170"><text:span text:style-name="T14">Р</text:span><text:span text:style-name="T75">осн кап</text:span><text:span text:style-name="T14"> = </text:span><text:span text:style-name="T31">1 748 500</text:span><text:span text:style-name="T27"> / 6 000 000 * 100% = </text:span><text:span text:style-name="T32">29,14</text:span><text:span text:style-name="T27">%</text:span></text:p>
      <text:p text:style-name="P104"/>
      <text:p text:style-name="P105">Таким образов, рентабельность затрат составляет 15,47%, рентабельность продаж <text:span text:style-name="T62">—</text:span> 18,31%, рентабельность основного капитала <text:span text:style-name="T62">—</text:span> 96,87%, <text:soft-page-break/>рентабельность оборотного капитала <text:span text:style-name="T62">—</text:span> 29,14%. Далее будет проводиться вычисление показателей эффективности.</text:p>
      <text:p text:style-name="P104"/>
      <text:p text:style-name="P127">2.4 Показатели эффективности</text:p>
      <text:p text:style-name="P128">Рассчитать капиталоотдачу, капиталоемкость, коэффициент оборачиваемости, длительность одного оборота, коэффициент загрузки. </text:p>
      <text:p text:style-name="P129"/>
      <text:p text:style-name="P139"><text:span text:style-name="T14">К</text:span><text:span text:style-name="T75">о</text:span><text:span text:style-name="T14"> = V</text:span><text:span text:style-name="T75">р</text:span><text:span text:style-name="T14"> / S</text:span><text:span text:style-name="T75">осн кап</text:span><text:span text:style-name="T14"> = 11 300 000 / </text:span><text:span text:style-name="T33">1 805 000</text:span><text:span text:style-name="T14"> = </text:span><text:span text:style-name="T32">6,26</text:span></text:p>
      <text:p text:style-name="P139"><text:span text:style-name="T14">К</text:span><text:span text:style-name="T75">е</text:span><text:span text:style-name="T14"> = S</text:span><text:span text:style-name="T75">осн кап </text:span><text:span text:style-name="T14">/ V</text:span><text:span text:style-name="T75">р</text:span><text:span text:style-name="T14"> = </text:span><text:span text:style-name="T33">1 805 000</text:span><text:span text:style-name="T14"> / 11 300 000 = 0,</text:span><text:span text:style-name="T32">16</text:span></text:p>
      <text:p text:style-name="P140"><text:span text:style-name="T14">К</text:span><text:span text:style-name="T75">об</text:span><text:span text:style-name="T14"> = V</text:span><text:span text:style-name="T75">р</text:span><text:span text:style-name="T14"> / S</text:span><text:span text:style-name="T75">об кап</text:span><text:span text:style-name="T14"> = 11 300 000 / 6 000 000 = </text:span><text:span text:style-name="T28">1,88</text:span></text:p>
      <text:p text:style-name="P140"><text:span text:style-name="T28">К</text:span><text:span text:style-name="T85">заг</text:span><text:span text:style-name="T28"> = S</text:span><text:span text:style-name="T85">об кап </text:span><text:span text:style-name="T28">/ V</text:span><text:span text:style-name="T85">р</text:span><text:span text:style-name="T28"> = 6 000 000 / 11 300 000 = 0,53</text:span></text:p>
      <text:p text:style-name="P141"><text:span text:style-name="T14">Т</text:span><text:span text:style-name="T75">об</text:span><text:span text:style-name="T14"> = Т / </text:span><text:span text:style-name="T27">К</text:span><text:span text:style-name="T84">об</text:span><text:span text:style-name="T27"> </text:span><text:span text:style-name="T14">= 365 / 1,88 = 194,15 ~ 195 дней</text:span></text:p>
      <text:p text:style-name="P150"/>
      <text:p text:style-name="P151">Таким образом, капиталоотдача равна 6,26, капиталоемкость <text:span text:style-name="T111">—</text:span> 0,16, коэффициент оборачиваемости <text:span text:style-name="T111">—</text:span> 1,88, коэффициент загрузки <text:span text:style-name="T111">—</text:span> 0,53, период оборота <text:span text:style-name="T111">—</text:span> 195 дней. Следующим этапом будет вычисление уже показателей рентабельности проекта.</text:p>
      <text:p text:style-name="P150"/>
      <text:p text:style-name="P116">2.5 Показатели рентабельности проекта</text:p>
      <text:p text:style-name="P128">Рассчитать порог рентабельности, запас финансовой прочности в рублях и в процентах, операционный рычаг (по предприятию в целом).</text:p>
      <text:p text:style-name="P104">Алгоритм выполнения данного задания<text:span text:style-name="T98">[4]</text:span>:</text:p>
      <text:p text:style-name="P104">1) рассчитать совокупные переменные затраты за год;</text:p>
      <text:p text:style-name="P104"/>
      <text:p text:style-name="P95">VC = сдельная ЗП + материалы + взносы на соц. страхование</text:p>
      <text:p text:style-name="P96">VC = 5500*(110 + 250 + 33) + 3000*(100 + 250 + 30) + 5000*(80 + 400 + 24)</text:p>
      <text:p text:style-name="P96"><text:tab/><text:tab/>= <text:span text:style-name="T106">5 821 500</text:span><text:span text:style-name="T35"> руб</text:span></text:p>
      <text:p text:style-name="P104"/>
      <text:p text:style-name="P104">2) рассчитать совокупные постоянные затраты за год;</text:p>
      <text:p text:style-name="P108"><text:soft-page-break/></text:p>
      <text:p text:style-name="P97">FC = окладная ЗП + взносы на соц. страхование + аренда + амортизация + РСЭО + услуги связи + реклама + прочие</text:p>
      <text:p text:style-name="P98">FC = 1 200 000 + 360 000 + 1 000 000 + 190 000 + 500 000 + 150 000 + 160 000 + 170 000 <text:span text:style-name="T113">= 3 730 000</text:span><text:span text:style-name="T35"> руб</text:span></text:p>
      <text:p text:style-name="P104"/>
      <text:p text:style-name="P104">3) рассчитать совокупный маржинальный доход (за год);</text:p>
      <text:p text:style-name="P104"/>
      <text:p text:style-name="P99">МД = V<text:span text:style-name="T75">р</text:span><text:span text:style-name="T14"> - VC =</text:span> <text:span text:style-name="T14">11</text:span> 300 000 - <text:span text:style-name="T106">5 821 500</text:span> = 5 478 500<text:span text:style-name="T14"> руб</text:span></text:p>
      <text:p text:style-name="P104"/>
      <text:p text:style-name="P104">4) рассчитать коэффициент маржинального дохода;</text:p>
      <text:p text:style-name="P104"/>
      <text:p text:style-name="P100">К<text:span text:style-name="T75">МД</text:span><text:span text:style-name="T14"> = МД / V</text:span><text:span text:style-name="T75">р</text:span><text:span text:style-name="T14"> = 5 478 500 / 11 300 000 = 0,4848</text:span></text:p>
      <text:p text:style-name="P104"/>
      <text:p text:style-name="P104">5) рассчитать порог рентабельности;</text:p>
      <text:p text:style-name="P104"/>
      <text:p text:style-name="P100">p<text:span text:style-name="T75">б</text:span><text:span text:style-name="T14"> = FC / К</text:span><text:span text:style-name="T75">МД</text:span><text:span text:style-name="T14"> = 3 730 000 / 0,4848 = 7 693 894,39 руб</text:span></text:p>
      <text:p text:style-name="P104"/>
      <text:p text:style-name="P104">6) рассчитать запас финансовой прочности (в руб. и в процентах);</text:p>
      <text:p text:style-name="P109"/>
      <text:p text:style-name="P101"><text:span text:style-name="T14">B</text:span><text:span text:style-name="T75">ф</text:span><text:span text:style-name="T14"> = <text:s/>V</text:span><text:span text:style-name="T75">р</text:span><text:span text:style-name="T14"> - p</text:span><text:span text:style-name="T75">б</text:span><text:span text:style-name="T14"> = 11 300 000 - 7 693 894,39 = 3 606 105,61 руб</text:span></text:p>
      <text:p text:style-name="P101"><text:span text:style-name="T14">B</text:span><text:span text:style-name="T75">ф</text:span><text:span text:style-name="T14">’ = B</text:span><text:span text:style-name="T75">ф</text:span><text:span text:style-name="T14"> / V</text:span><text:span text:style-name="T75">р</text:span><text:span text:style-name="T14"> = 3 606 105,61 / 11 300 000 * 100% = 31,91%</text:span></text:p>
      <text:p text:style-name="P104"/>
      <text:p text:style-name="P104">7) рассчитать операционный рычаг.</text:p>
      <text:p text:style-name="P104"/>
      <text:p text:style-name="P102">Р<text:span text:style-name="T98">о</text:span><text:span text:style-name="T14"> = МД / П = 5 870 000 / </text:span><text:span text:style-name="T31">1 748 500</text:span><text:span text:style-name="T29"> = </text:span><text:span text:style-name="T34">3,36</text:span></text:p>
      <text:p text:style-name="P145"/>
      <text:p text:style-name="P117">Таким образом, совокупные переменные затраты за год <text:span text:style-name="T16">—</text:span> 5 821 500 руб., совокупные постоянные затраты <text:span text:style-name="T16">—</text:span> 3 730 000 руб., маржинальный доход <text:span text:style-name="T16">—</text:span> 5 <text:soft-page-break/>478 500 руб., коэффициент маржинального дохода <text:span text:style-name="T16">—</text:span> 0,4848, порог рентабельности <text:span text:style-name="T16">—</text:span> <text:span text:style-name="T35">7 693 894,39</text:span> руб., запас финансовой прочности в рублях <text:span text:style-name="T16">—</text:span> <text:span text:style-name="T35">3 606 105,61</text:span> руб., в процентах <text:span text:style-name="T16">—</text:span> <text:span text:style-name="T35">31,91</text:span>%, операционный рычаг <text:span text:style-name="T16">—</text:span> 3,36. Последним этапом выполнения анализа является определение выгодности проекта, которое будет выполняться далее.</text:p>
      <text:p text:style-name="P145"/>
      <text:p text:style-name="P116">2.6 Выгодность проекта</text:p>
      <text:p text:style-name="P104"><text:span text:style-name="T2">Цена </text:span>оборудования составляет 1 900 000 руб. Использование этого оборудования позволит ежегодно в течение трёх лет получать доход в размере 420 000 руб., 400 000 руб. и 450 000 руб. По истечении третьего года оборудование будет продано за сумму 1 500 000 руб. Ставка банка 22% годовых.</text:p>
      <text:p text:style-name="P145"/>
      <text:p text:style-name="P118">Алгоритм выполнения данного задания<text:span text:style-name="T98">[5]</text:span>:</text:p>
      <text:p text:style-name="P119">1) Чистая дисконтированная стоимость</text:p>
      <text:p text:style-name="P119"/>
      <text:p text:style-name="P120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120"/>
      <text:p text:style-name="P120">k = БС / 100% = 22% / 100% = 0,22</text:p>
      <text:p text:style-name="P120"/>
      <text:p text:style-name="P153">Теперь будет вычисляться чистая дисконтированная стоимость (NPV):</text:p>
      <text:p text:style-name="P119"/>
      <text:p text:style-name="P121">NPV = Σ(CF<text:span text:style-name="T75">n</text:span><text:span text:style-name="T14"> / (1 + k)^n) <text:s/>- I</text:span><text:span text:style-name="T75">o</text:span><text:span text:style-name="T14"> = 420 000 / 1,22^1 + 400 000 / 1,22^2 + 450 000 / 1,22^3 <text:s/>- 1 900 000 + 1 500 000 </text:span><text:span text:style-name="T44">= 860 825,36 - 1 900 000 + 1 500 000 = 460 825,36</text:span></text:p>
      <text:p text:style-name="P119"/>
      <text:p text:style-name="P119">2) Индекс доходности</text:p>
      <text:p text:style-name="P155"/>
      <text:p text:style-name="P122"><text:soft-page-break/>PI = <text:span text:style-name="T107">Σ(CF</text:span><text:span text:style-name="T88">n</text:span><text:span text:style-name="T45"> / (1 + k)^n)</text:span> / I<text:span text:style-name="T75">o</text:span><text:span text:style-name="T14"> = (860 825,36 + 1 500 000) / 1 900 000 = 1,24</text:span></text:p>
      <text:p text:style-name="P119"/>
      <text:p text:style-name="P114">3) срок окупаемости</text:p>
      <text:p text:style-name="P154"/>
      <text:p text:style-name="P90"><text:span text:style-name="T40">Смотря на вычисление </text:span><text:span text:style-name="T48">NPV</text:span><text:span text:style-name="T40">, можно увидеть, что срок окупаемости – 3 года (после продажи оборудования).</text:span></text:p>
      <text:p text:style-name="P123"/>
      <text:p text:style-name="P114">4) внутренняя норма доходности</text:p>
      <text:p text:style-name="P114"/>
      <text:p text:style-name="P113">IRR = k<text:span text:style-name="T75">1</text:span><text:span text:style-name="T14"> + f(k</text:span><text:span text:style-name="T75">1</text:span><text:span text:style-name="T14">) * (k</text:span><text:span text:style-name="T75">2</text:span><text:span text:style-name="T14"> - k</text:span><text:span text:style-name="T75">1</text:span><text:span text:style-name="T14">) / (f(k</text:span><text:span text:style-name="T75">1</text:span><text:span text:style-name="T14">) — f(k</text:span><text:span text:style-name="T75">2</text:span><text:span text:style-name="T14">))</text:span></text:p>
      <text:p text:style-name="P152"/>
      <text:p text:style-name="P91"><text:span text:style-name="T37">Вычислим значения </text:span><text:span text:style-name="T46">NPV</text:span><text:span text:style-name="T37"> в зависимости от </text:span><text:span text:style-name="T46">k</text:span><text:span text:style-name="T37"> с помощью средств </text:span><text:span text:style-name="T46">Excel</text:span><text:span text:style-name="T37">.</text:span></text:p>
      <text:p text:style-name="P152"/>
      <text:p text:style-name="P152">Таблица 2.5. Значения NPV в зависимости от коэф. дисконтирован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 table:style-name="TableLine94015287323008">
          <table:table-cell table:style-name="Table1.A1" office:value-type="string">
            <text:p text:style-name="P74">k</text:p>
          </table:table-cell>
          <table:table-cell table:style-name="Table1.A1" office:value-type="string">
            <text:p text:style-name="P76">0,22</text:p>
          </table:table-cell>
          <table:table-cell table:style-name="Table1.A1" office:value-type="string">
            <text:p text:style-name="P76">0,32</text:p>
          </table:table-cell>
          <table:table-cell table:style-name="Table1.A1" office:value-type="string">
            <text:p text:style-name="P76">0,42</text:p>
            <text:p text:style-name="P68"/>
          </table:table-cell>
          <table:table-cell table:style-name="Table1.A1" office:value-type="string">
            <text:p text:style-name="P76">0,52</text:p>
            <text:p text:style-name="P68"/>
          </table:table-cell>
          <table:table-cell table:style-name="Table1.A1" office:value-type="string">
            <text:p text:style-name="P76">0,62</text:p>
            <text:p text:style-name="P68"/>
          </table:table-cell>
          <table:table-cell table:style-name="Table1.A1" office:value-type="string">
            <text:p text:style-name="P76">0,72</text:p>
            <text:p text:style-name="P68"/>
          </table:table-cell>
          <table:table-cell table:style-name="Table1.A1" office:value-type="string">
            <text:p text:style-name="P76">0,82</text:p>
            <text:p text:style-name="P68"/>
          </table:table-cell>
          <table:table-cell table:style-name="Table1.A1" office:value-type="string">
            <text:p text:style-name="P76">0,92</text:p>
            <text:p text:style-name="P68"/>
          </table:table-cell>
          <table:table-cell table:style-name="Table1.J1" office:value-type="string">
            <text:p text:style-name="P76">1,02</text:p>
            <text:p text:style-name="P68"/>
          </table:table-cell>
        </table:table-row>
        <table:table-row table:style-name="TableLine94015287291760">
          <table:table-cell table:style-name="Table1.A2" office:value-type="string">
            <text:p text:style-name="P46">Σ(CF<text:span text:style-name="T75">n</text:span><text:span text:style-name="T14"> / (1 + k)^n)</text:span></text:p>
          </table:table-cell>
          <table:table-cell table:style-name="Table1.A2" office:value-type="string">
            <text:p text:style-name="P77">860825,35</text:p>
          </table:table-cell>
          <table:table-cell table:style-name="Table1.A2" office:value-type="string">
            <text:p text:style-name="P77">743405,12</text:p>
          </table:table-cell>
          <table:table-cell table:style-name="Table1.A2" office:value-type="string">
            <text:p text:style-name="P77">651309,96</text:p>
          </table:table-cell>
          <table:table-cell table:style-name="Table1.A2" office:value-type="string">
            <text:p text:style-name="P77">577585,10</text:p>
          </table:table-cell>
          <table:table-cell table:style-name="Table1.A2" office:value-type="string">
            <text:p text:style-name="P77">517519,34</text:p>
          </table:table-cell>
          <table:table-cell table:style-name="Table1.A2" office:value-type="string">
            <text:p text:style-name="P77">467829,87</text:p>
          </table:table-cell>
          <table:table-cell table:style-name="Table1.A2" office:value-type="string">
            <text:p text:style-name="P77">426172,18</text:p>
          </table:table-cell>
          <table:table-cell table:style-name="Table1.A2" office:value-type="string">
            <text:p text:style-name="P77">390835,23</text:p>
          </table:table-cell>
          <table:table-cell table:style-name="Table1.J2" office:value-type="string">
            <text:p text:style-name="P77">360546,09</text:p>
          </table:table-cell>
        </table:table-row>
        <table:table-row table:style-name="TableLine94015287315904">
          <table:table-cell table:style-name="Table1.A2" office:value-type="string">
            <text:p text:style-name="P74">NPV</text:p>
          </table:table-cell>
          <table:table-cell table:style-name="Table1.A2" office:value-type="string">
            <text:p text:style-name="P77">460825,35</text:p>
          </table:table-cell>
          <table:table-cell table:style-name="Table1.A2" office:value-type="string">
            <text:p text:style-name="P77">343405,12</text:p>
          </table:table-cell>
          <table:table-cell table:style-name="Table1.A2" office:value-type="string">
            <text:p text:style-name="P77">251309,96</text:p>
          </table:table-cell>
          <table:table-cell table:style-name="Table1.A2" office:value-type="string">
            <text:p text:style-name="P77">177585,1</text:p>
          </table:table-cell>
          <table:table-cell table:style-name="Table1.A2" office:value-type="string">
            <text:p text:style-name="P77">117519,34</text:p>
          </table:table-cell>
          <table:table-cell table:style-name="Table1.A2" office:value-type="string">
            <text:p text:style-name="P77">67829,87</text:p>
          </table:table-cell>
          <table:table-cell table:style-name="Table1.A2" office:value-type="string">
            <text:p text:style-name="P77">26172,18</text:p>
          </table:table-cell>
          <table:table-cell table:style-name="Table1.A2" office:value-type="string">
            <text:p text:style-name="P77">-9164,76</text:p>
          </table:table-cell>
          <table:table-cell table:style-name="Table1.J2" office:value-type="string">
            <text:p text:style-name="P77">-39453,9</text:p>
          </table:table-cell>
        </table:table-row>
        <table:table-row table:style-name="TableLine94015287325888">
          <table:table-cell table:style-name="Table1.A2" office:value-type="string">
            <text:p text:style-name="P74">PI</text:p>
          </table:table-cell>
          <table:table-cell table:style-name="Table1.A2" office:value-type="string">
            <text:p text:style-name="P77">1,24</text:p>
          </table:table-cell>
          <table:table-cell table:style-name="Table1.A2" office:value-type="string">
            <text:p text:style-name="P77">1,18</text:p>
          </table:table-cell>
          <table:table-cell table:style-name="Table1.A2" office:value-type="string">
            <text:p text:style-name="P77">1,13</text:p>
          </table:table-cell>
          <table:table-cell table:style-name="Table1.A2" office:value-type="string">
            <text:p text:style-name="P77">1,09</text:p>
          </table:table-cell>
          <table:table-cell table:style-name="Table1.A2" office:value-type="string">
            <text:p text:style-name="P77">1,06</text:p>
          </table:table-cell>
          <table:table-cell table:style-name="Table1.A2" office:value-type="string">
            <text:p text:style-name="P77">1,03</text:p>
          </table:table-cell>
          <table:table-cell table:style-name="Table1.A2" office:value-type="string">
            <text:p text:style-name="P77">1,01</text:p>
          </table:table-cell>
          <table:table-cell table:style-name="Table1.A2" office:value-type="string">
            <text:p text:style-name="P77">0,99</text:p>
          </table:table-cell>
          <table:table-cell table:style-name="Table1.J2" office:value-type="string">
            <text:p text:style-name="P78">0,97</text:p>
          </table:table-cell>
        </table:table-row>
      </table:table>
      <text:p text:style-name="P112"/>
      <text:p text:style-name="P20"><text:span text:style-name="T105">Для вычисления </text:span><text:span text:style-name="T104">IRR</text:span><text:span text:style-name="T105"> возьмем </text:span><text:span text:style-name="T104">k</text:span><text:span text:style-name="T105">1 = 0,82 и </text:span><text:span text:style-name="T104">k</text:span><text:span text:style-name="T105">2 = 0,92 – там, где </text:span><text:span text:style-name="T104">NPV</text:span><text:span text:style-name="T105"> меняет знак с + на –.</text:span></text:p>
      <text:p text:style-name="P75"/>
      <text:p text:style-name="P92"><text:span text:style-name="T104">IRR</text:span><text:span text:style-name="T105"> = 0,82 + </text:span><text:span text:style-name="T103">26172,18</text:span><text:span text:style-name="T105"> * (0,92 - 0,82) / (</text:span><text:span text:style-name="T103">26172,18 -</text:span><text:span text:style-name="T105"> (</text:span><text:span text:style-name="T103">-9164,76</text:span><text:span text:style-name="T105">)) = 0,8941 * 100% = 89,41%</text:span></text:p>
      <text:p text:style-name="P123"/>
      <text:p text:style-name="P111"><text:span text:style-name="T109">Таким образом, </text:span><text:span text:style-name="T49">чистая дисконтированная стоимость </text:span><text:span text:style-name="T50">равна 460 825,36 руб. </text:span><text:span text:style-name="T60">больше 0, </text:span><text:span text:style-name="T49">индекс доходности —</text:span><text:span text:style-name="T60"> </text:span><text:span text:style-name="T61">1,24, </text:span><text:span text:style-name="T60">больше 1, внутренняя норма доходности— </text:span><text:span text:style-name="T61">89,41%,</text:span><text:span text:style-name="T60"> выше банковской ставки </text:span><text:span text:style-name="T61">22%</text:span><text:span text:style-name="T105">. </text:span><text:span text:style-name="T110">Из всего этого следует, что проект </text:span><text:span text:style-name="T60">—</text:span><text:span text:style-name="T110"> выгодный.</text:span></text:p>
      <text:p text:style-name="P103"><text:soft-page-break/><text:span text:style-name="T112">Вывод</text:span><text:span text:style-name="T110">, в данном разделе были вычислены амортизация, полные себестоимости каждой единицы продукции, рентабельности операций и капиталов, показатели эффективности, рентабельности проекта, после чего с дополнительными вычислениями была определена выгодность проекта. Теперь же необходимо построить заключение.</text:span></text:p>
      <text:p text:style-name="P22">ЗАКЛЮЧЕНИЕ</text:p>
      <text:p text:style-name="P15"/>
      <text:p text:style-name="P10">На основании проделанный работы можно заключить, что:</text:p>
      <text:p text:style-name="P11">1) <text:s/><text:span text:style-name="T54">сумма амортизации составляет 190 000 рублей за один отчётный период;</text:span></text:p>
      <text:p text:style-name="P14"><text:span text:style-name="T54">2) <text:s/>полная себестоимость товара 1 составляет </text:span><text:span text:style-name="T71">695,79</text:span><text:span text:style-name="T54"> руб., товара 2 </text:span><text:span text:style-name="T56">—</text:span><text:span text:style-name="T54"> </text:span><text:span text:style-name="T71">655,26</text:span><text:span text:style-name="T54"> руб., товара 3 </text:span><text:span text:style-name="T56">—</text:span><text:span text:style-name="T54"> </text:span><text:span text:style-name="T71">724,21</text:span><text:span text:style-name="T54"> руб., прямые затраты по предприятию </text:span><text:span text:style-name="T56">—</text:span><text:span text:style-name="T54"> </text:span><text:span text:style-name="T55">5 821 500 руб., а косвенные </text:span><text:span text:style-name="T56">—</text:span><text:span text:style-name="T55"> </text:span><text:span text:style-name="T36">3 730 000 руб;</text:span></text:p>
      <text:p text:style-name="P11"><text:span text:style-name="T36">3) <text:s/>рентабельность затрат составляет 15,47%, рентабельность продаж </text:span><text:span text:style-name="T56">—</text:span><text:span text:style-name="T36"> 18,31%, рентабельность основного капитала </text:span><text:span text:style-name="T56">—</text:span><text:span text:style-name="T36"> 96,87%, рентабельность оборотного капитала — 29,14;</text:span></text:p>
      <text:p text:style-name="P11"><text:span text:style-name="T36">4) <text:s/></text:span><text:span text:style-name="T27">капиталоотдача равна 6,26, капиталоемкость </text:span><text:span text:style-name="T56">—</text:span><text:span text:style-name="T27"> 0,16, коэффициент оборачиваемости </text:span><text:span text:style-name="T56">—</text:span><text:span text:style-name="T27"> 1,88, коэффициент загрузки </text:span><text:span text:style-name="T56">—</text:span><text:span text:style-name="T27"> 0,53, период оборота - 195 дней</text:span></text:p>
      <text:p text:style-name="P12"><text:span text:style-name="T36">5) <text:s/></text:span><text:span text:style-name="T56">совокупные переменные затраты за год — 5 821 500 руб., совокупные постоянные затраты — 3 730 000 руб., маржинальный доход — 5 478 500 руб., коэффициент маржинального дохода — 0,4848, порог рентабельности — </text:span><text:span text:style-name="T63">7 693 894,39</text:span><text:span text:style-name="T56"> руб., запас финансовой прочности в рублях — </text:span><text:span text:style-name="T63">3 606 105,61</text:span><text:span text:style-name="T56"> руб., в процентах — </text:span><text:span text:style-name="T63">31,91</text:span><text:span text:style-name="T56">%, операционный рычаг — 3,36;</text:span></text:p>
      <text:p text:style-name="P13"><text:span text:style-name="T56">6) <text:s/></text:span><text:span text:style-name="T51">чистая дисконтированная стоимость </text:span><text:span text:style-name="T52">равна 460 825,36 руб. </text:span><text:span text:style-name="T58">больше 0, </text:span><text:span text:style-name="T51">индекс доходности —</text:span><text:span text:style-name="T58"> </text:span><text:span text:style-name="T59">1,24, </text:span><text:span text:style-name="T58">больше 1, внутренняя норма доходности— </text:span><text:span text:style-name="T59">89,41%,</text:span><text:span text:style-name="T58"> выше банковской ставки </text:span><text:span text:style-name="T59">22%</text:span><text:span text:style-name="T57">, на основании чего сделан вывод, что проект является выгодным.</text:span></text:p>
      <text:p text:style-name="P18">Анализ выгодности проекта проведен, цель аналитического отчета выполнена.</text:p>
      <text:p text:style-name="P22">СПИСОК ИСПОЛЬЗОВАННЫХ ИСТОЧНИКОВ</text:p>
      <text:p text:style-name="P2"/>
      <text:list xml:id="list1502255522" text:style-name="L2">
        <text:list-item>
          <text:p text:style-name="P179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80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80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80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80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0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8:38:29.705058874</meta:creation-date>
    <meta:generator>LibreOffice/7.1.2.2$Linux_X86_64 LibreOffice_project/10$Build-2</meta:generator>
    <dc:date>2021-05-11T18:29:23.752022615</dc:date>
    <meta:editing-duration>PT4H58M25S</meta:editing-duration>
    <meta:editing-cycles>71</meta:editing-cycles>
    <meta:document-statistic meta:table-count="6" meta:image-count="0" meta:object-count="0" meta:page-count="18" meta:paragraph-count="385" meta:word-count="2788" meta:character-count="17585" meta:non-whitespace-character-count="15020"/>
  </office:meta>
</office:document-meta>
</file>